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LOB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,dssp</text:p>
          </table:table-cell>
          <table:table-cell office:value-type="float" office:value="5676" calcext:value-type="float">
            <text:p>5676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801.60539" calcext:value-type="float">
            <text:p>1801,605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,dssp</text:p>
          </table:table-cell>
          <table:table-cell office:value-type="float" office:value="5790" calcext:value-type="float">
            <text:p>579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801.536928" calcext:value-type="float">
            <text:p>1801,536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,dssp</text:p>
          </table:table-cell>
          <table:table-cell office:value-type="float" office:value="302995" calcext:value-type="float">
            <text:p>30299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802.468625" calcext:value-type="float">
            <text:p>1802,4686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,dssp</text:p>
          </table:table-cell>
          <table:table-cell office:value-type="float" office:value="387125" calcext:value-type="float">
            <text:p>38712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802.338992" calcext:value-type="float">
            <text:p>1802,3389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,dssp</text:p>
          </table:table-cell>
          <table:table-cell office:value-type="float" office:value="67191" calcext:value-type="float">
            <text:p>6719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801.530395" calcext:value-type="float">
            <text:p>1801,5303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,dssp</text:p>
          </table:table-cell>
          <table:table-cell office:value-type="float" office:value="82348" calcext:value-type="float">
            <text:p>82348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801.447865" calcext:value-type="float">
            <text:p>1801,4478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,dssp</text:p>
          </table:table-cell>
          <table:table-cell office:value-type="float" office:value="4718" calcext:value-type="float">
            <text:p>471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271657" calcext:value-type="float">
            <text:p>1801,2716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,dssp</text:p>
          </table:table-cell>
          <table:table-cell office:value-type="float" office:value="5175" calcext:value-type="float">
            <text:p>517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236928" calcext:value-type="float">
            <text:p>1801,236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,dssp</text:p>
          </table:table-cell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2.08268" calcext:value-type="float">
            <text:p>1802,082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,dssp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2.123622" calcext:value-type="float">
            <text:p>1802,1236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,dssp</text:p>
          </table:table-cell>
          <table:table-cell office:value-type="float" office:value="114158" calcext:value-type="float">
            <text:p>11415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801.58846" calcext:value-type="float">
            <text:p>1801,588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,dssp</text:p>
          </table:table-cell>
          <table:table-cell office:value-type="float" office:value="174432" calcext:value-type="float">
            <text:p>17443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01.695739" calcext:value-type="float">
            <text:p>1801,6957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,dssp</text:p>
          </table:table-cell>
          <table:table-cell office:value-type="float" office:value="11473" calcext:value-type="float">
            <text:p>11473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801.266961" calcext:value-type="float">
            <text:p>1801,2669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,dssp</text:p>
          </table:table-cell>
          <table:table-cell office:value-type="float" office:value="11215" calcext:value-type="float">
            <text:p>11215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801.103109" calcext:value-type="float">
            <text:p>1801,1031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,dssp</text:p>
          </table:table-cell>
          <table:table-cell office:value-type="float" office:value="3869" calcext:value-type="float">
            <text:p>386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10054" calcext:value-type="float">
            <text:p>1801,3100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,dssp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53733" calcext:value-type="float">
            <text:p>1801,3537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,dssp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2.625437" calcext:value-type="float">
            <text:p>1802,6254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,dssp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2.604235" calcext:value-type="float">
            <text:p>1802,6042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,dssp</text:p>
          </table:table-cell>
          <table:table-cell office:value-type="float" office:value="49776" calcext:value-type="float">
            <text:p>49776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169472" calcext:value-type="float">
            <text:p>1801,1694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,dssp</text:p>
          </table:table-cell>
          <table:table-cell office:value-type="float" office:value="53932" calcext:value-type="float">
            <text:p>5393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77746" calcext:value-type="float">
            <text:p>1801,37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,dssp</text:p>
          </table:table-cell>
          <table:table-cell office:value-type="float" office:value="7779" calcext:value-type="float">
            <text:p>777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138318" calcext:value-type="float">
            <text:p>1801,1383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,dssp</text:p>
          </table:table-cell>
          <table:table-cell office:value-type="float" office:value="8385" calcext:value-type="float">
            <text:p>838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229894" calcext:value-type="float">
            <text:p>1801,2298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,dssp</text:p>
          </table:table-cell>
          <table:table-cell office:value-type="float" office:value="4676" calcext:value-type="float">
            <text:p>4676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619898" calcext:value-type="float">
            <text:p>1801,6198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,dssp</text:p>
          </table:table-cell>
          <table:table-cell office:value-type="float" office:value="4522" calcext:value-type="float">
            <text:p>452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682147" calcext:value-type="float">
            <text:p>1801,6821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,dssp</text:p>
          </table:table-cell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3.272407" calcext:value-type="float">
            <text:p>1803,2724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,dssp</text:p>
          </table:table-cell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3.224751" calcext:value-type="float">
            <text:p>1803,224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,dssp</text:p>
          </table:table-cell>
          <table:table-cell office:value-type="float" office:value="41940" calcext:value-type="float">
            <text:p>41940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08135" calcext:value-type="float">
            <text:p>1801,3081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,dssp</text:p>
          </table:table-cell>
          <table:table-cell office:value-type="float" office:value="43932" calcext:value-type="float">
            <text:p>4393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40101" calcext:value-type="float">
            <text:p>1801,40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,dssp</text:p>
          </table:table-cell>
          <table:table-cell office:value-type="float" office:value="6451" calcext:value-type="float">
            <text:p>645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169159" calcext:value-type="float">
            <text:p>1801,1691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,dssp</text:p>
          </table:table-cell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156362" calcext:value-type="float">
            <text:p>1801,1563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,dssp</text:p>
          </table:table-cell>
          <table:table-cell office:value-type="float" office:value="5504" calcext:value-type="float">
            <text:p>5504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956364" calcext:value-type="float">
            <text:p>1801,9563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,dssp</text:p>
          </table:table-cell>
          <table:table-cell office:value-type="float" office:value="4977" calcext:value-type="float">
            <text:p>4977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941073" calcext:value-type="float">
            <text:p>1801,9410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,dssp</text:p>
          </table:table-cell>
          <table:table-cell office:value-type="float" office:value="47273" calcext:value-type="float">
            <text:p>47273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801.176399" calcext:value-type="float">
            <text:p>1801,1763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,dssp</text:p>
          </table:table-cell>
          <table:table-cell office:value-type="float" office:value="52223" calcext:value-type="float">
            <text:p>5222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801.117418" calcext:value-type="float">
            <text:p>1801,1174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,dssp</text:p>
          </table:table-cell>
          <table:table-cell office:value-type="float" office:value="445229" calcext:value-type="float">
            <text:p>44522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757.407952" calcext:value-type="float">
            <text:p>757,4079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,dssp</text:p>
          </table:table-cell>
          <table:table-cell office:value-type="float" office:value="183996" calcext:value-type="float">
            <text:p>18399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31.906633" calcext:value-type="float">
            <text:p>331,9066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,dssp</text:p>
          </table:table-cell>
          <table:table-cell office:value-type="float" office:value="251469" calcext:value-type="float">
            <text:p>25146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801.899842" calcext:value-type="float">
            <text:p>1801,8998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,dssp</text:p>
          </table:table-cell>
          <table:table-cell office:value-type="float" office:value="294294" calcext:value-type="float">
            <text:p>29429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801.573739" calcext:value-type="float">
            <text:p>1801,5737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,dssp</text:p>
          </table:table-cell>
          <table:table-cell office:value-type="float" office:value="11857" calcext:value-type="float">
            <text:p>11857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415917" calcext:value-type="float">
            <text:p>1801,4159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,dssp</text:p>
          </table:table-cell>
          <table:table-cell office:value-type="float" office:value="11118" calcext:value-type="float">
            <text:p>1111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247813" calcext:value-type="float">
            <text:p>1801,2478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,dssp</text:p>
          </table:table-cell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801.161752" calcext:value-type="float">
            <text:p>1801,1617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,dssp</text:p>
          </table:table-cell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801.102051" calcext:value-type="float">
            <text:p>1801,1020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,dssp</text:p>
          </table:table-cell>
          <table:table-cell office:value-type="float" office:value="297433" calcext:value-type="float">
            <text:p>29743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801.630419" calcext:value-type="float">
            <text:p>1801,6304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,dssp</text:p>
          </table:table-cell>
          <table:table-cell office:value-type="float" office:value="324722" calcext:value-type="float">
            <text:p>32472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801.862468" calcext:value-type="float">
            <text:p>1801,8624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,dssp</text:p>
          </table:table-cell>
          <table:table-cell office:value-type="float" office:value="32893" calcext:value-type="float">
            <text:p>3289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800.956348" calcext:value-type="float">
            <text:p>1800,9563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,dssp</text:p>
          </table:table-cell>
          <table:table-cell office:value-type="float" office:value="40167" calcext:value-type="float">
            <text:p>4016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800.90468" calcext:value-type="float">
            <text:p>1800,904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,dssp</text:p>
          </table:table-cell>
          <table:table-cell office:value-type="float" office:value="5462" calcext:value-type="float">
            <text:p>546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864104" calcext:value-type="float">
            <text:p>1800,864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,dssp</text:p>
          </table:table-cell>
          <table:table-cell office:value-type="float" office:value="5467" calcext:value-type="float">
            <text:p>5467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87035" calcext:value-type="float">
            <text:p>1800,870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,dssp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43382" calcext:value-type="float">
            <text:p>1801,3433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,dssp</text:p>
          </table:table-cell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8616" calcext:value-type="float">
            <text:p>1801,386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,dssp</text:p>
          </table:table-cell>
          <table:table-cell office:value-type="float" office:value="126383" calcext:value-type="float">
            <text:p>12638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801.400007" calcext:value-type="float">
            <text:p>1801,4000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,dssp</text:p>
          </table:table-cell>
          <table:table-cell office:value-type="float" office:value="132743" calcext:value-type="float">
            <text:p>13274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801.159267" calcext:value-type="float">
            <text:p>1801,1592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,dssp</text:p>
          </table:table-cell>
          <table:table-cell office:value-type="float" office:value="14341" calcext:value-type="float">
            <text:p>1434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800.782067" calcext:value-type="float">
            <text:p>1800,7820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,dssp</text:p>
          </table:table-cell>
          <table:table-cell office:value-type="float" office:value="14396" calcext:value-type="float">
            <text:p>1439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800.822303" calcext:value-type="float">
            <text:p>1800,8223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,dssp</text:p>
          </table:table-cell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966463" calcext:value-type="float">
            <text:p>1800,9664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,dssp</text:p>
          </table:table-cell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951611" calcext:value-type="float">
            <text:p>1800,9516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,dssp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812252" calcext:value-type="float">
            <text:p>1801,8122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,dssp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760054" calcext:value-type="float">
            <text:p>1801,7600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,dssp</text:p>
          </table:table-cell>
          <table:table-cell office:value-type="float" office:value="65929" calcext:value-type="float">
            <text:p>6592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801.160251" calcext:value-type="float">
            <text:p>1801,1602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,dssp</text:p>
          </table:table-cell>
          <table:table-cell office:value-type="float" office:value="72221" calcext:value-type="float">
            <text:p>7222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801.10266" calcext:value-type="float">
            <text:p>1801,102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,dssp</text:p>
          </table:table-cell>
          <table:table-cell office:value-type="float" office:value="8928" calcext:value-type="float">
            <text:p>892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783731" calcext:value-type="float">
            <text:p>1800,7837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,dssp</text:p>
          </table:table-cell>
          <table:table-cell office:value-type="float" office:value="9039" calcext:value-type="float">
            <text:p>903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8186" calcext:value-type="float">
            <text:p>1800,81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,dssp</text:p>
          </table:table-cell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052714" calcext:value-type="float">
            <text:p>1801,052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,dssp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135207" calcext:value-type="float">
            <text:p>1801,1352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,dssp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2.200563" calcext:value-type="float">
            <text:p>1802,2005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,dssp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2.12916" calcext:value-type="float">
            <text:p>1802,129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,dssp</text:p>
          </table:table-cell>
          <table:table-cell office:value-type="float" office:value="47739" calcext:value-type="float">
            <text:p>47739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031804" calcext:value-type="float">
            <text:p>1801,0318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,dssp</text:p>
          </table:table-cell>
          <table:table-cell office:value-type="float" office:value="48522" calcext:value-type="float">
            <text:p>4852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06257" calcext:value-type="float">
            <text:p>1801,062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,dssp</text:p>
          </table:table-cell>
          <table:table-cell office:value-type="float" office:value="6428" calcext:value-type="float">
            <text:p>642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748201" calcext:value-type="float">
            <text:p>1800,7482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,dssp</text:p>
          </table:table-cell>
          <table:table-cell office:value-type="float" office:value="6538" calcext:value-type="float">
            <text:p>6538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0.854764" calcext:value-type="float">
            <text:p>1800,8547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,dssp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24742" calcext:value-type="float">
            <text:p>1801,3247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,dssp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1.324612" calcext:value-type="float">
            <text:p>1801,3246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,dssp</text:p>
          </table:table-cell>
          <table:table-cell office:value-type="float" office:value="22652" calcext:value-type="float">
            <text:p>22652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800.747237" calcext:value-type="float">
            <text:p>1800,7472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,dssp</text:p>
          </table:table-cell>
          <table:table-cell office:value-type="float" office:value="19081" calcext:value-type="float">
            <text:p>190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800.775457" calcext:value-type="float">
            <text:p>1800,7754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,dssp</text:p>
          </table:table-cell>
          <table:table-cell office:value-type="float" office:value="925713" calcext:value-type="float">
            <text:p>925713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03.422766" calcext:value-type="float">
            <text:p>1803,4227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,dssp</text:p>
          </table:table-cell>
          <table:table-cell office:value-type="float" office:value="232691" calcext:value-type="float">
            <text:p>23269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02.232003" calcext:value-type="float">
            <text:p>502,2320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,dssp</text:p>
          </table:table-cell>
          <table:table-cell office:value-type="float" office:value="150063" calcext:value-type="float">
            <text:p>15006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01.337255" calcext:value-type="float">
            <text:p>1801,3372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,dssp</text:p>
          </table:table-cell>
          <table:table-cell office:value-type="float" office:value="179386" calcext:value-type="float">
            <text:p>17938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801.268483" calcext:value-type="float">
            <text:p>1801,2684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,dssp</text:p>
          </table:table-cell>
          <table:table-cell office:value-type="float" office:value="29790" calcext:value-type="float">
            <text:p>2979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800.963609" calcext:value-type="float">
            <text:p>1800,9636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,dssp</text:p>
          </table:table-cell>
          <table:table-cell office:value-type="float" office:value="43579" calcext:value-type="float">
            <text:p>4357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800.917009" calcext:value-type="float">
            <text:p>1800,9170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658" calcext:value-type="float">
            <text:p>0,003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655" calcext:value-type="float">
            <text:p>0,003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388" calcext:value-type="float">
            <text:p>0,000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937" calcext:value-type="float">
            <text:p>0,000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019" calcext:value-type="float">
            <text:p>0,00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5158" calcext:value-type="float">
            <text:p>0,005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5122" calcext:value-type="float">
            <text:p>0,005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428" calcext:value-type="float">
            <text:p>0,001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927" calcext:value-type="float">
            <text:p>0,002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905" calcext:value-type="float">
            <text:p>0,002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6662" calcext:value-type="float">
            <text:p>0,006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777" calcext:value-type="float">
            <text:p>0,001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952" calcext:value-type="float">
            <text:p>0,003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782" calcext:value-type="float">
            <text:p>0,003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9133" calcext:value-type="float">
            <text:p>0,009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8323" calcext:value-type="float">
            <text:p>0,008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676" calcext:value-type="float">
            <text:p>0,000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184" calcext:value-type="float">
            <text:p>0,002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4678" calcext:value-type="float">
            <text:p>0,004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4917" calcext:value-type="float">
            <text:p>0,004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108" calcext:value-type="float">
            <text:p>0,002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156" calcext:value-type="float">
            <text:p>0,002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214" calcext:value-type="float">
            <text:p>0,00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196" calcext:value-type="float">
            <text:p>0,003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207" calcext:value-type="float">
            <text:p>0,003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849" calcext:value-type="float">
            <text:p>0,001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4745" calcext:value-type="float">
            <text:p>0,004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4736" calcext:value-type="float">
            <text:p>0,004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263" calcext:value-type="float">
            <text:p>0,001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726" calcext:value-type="float">
            <text:p>0,002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6271" calcext:value-type="float">
            <text:p>0,006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6399" calcext:value-type="float">
            <text:p>0,006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659" calcext:value-type="float">
            <text:p>0,001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583" calcext:value-type="float">
            <text:p>0,003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3588" calcext:value-type="float">
            <text:p>0,003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7802" calcext:value-type="float">
            <text:p>0,007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7808" calcext:value-type="float">
            <text:p>0,007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2068" calcext:value-type="float">
            <text:p>0,002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4455" calcext:value-type="float">
            <text:p>0,004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4481" calcext:value-type="float">
            <text:p>0,004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1652" calcext:value-type="float">
            <text:p>0,001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517" calcext:value-type="float">
            <text:p>0,000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0.000975" calcext:value-type="float">
            <text:p>0,000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</table:table>
      <table:table table:name="vns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9323" calcext:value-type="float">
            <text:p>180,029323</text:p>
          </table:table-cell>
          <table:table-cell office:value-type="float" office:value="2" calcext:value-type="float">
            <text:p>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3918" calcext:value-type="float">
            <text:p>180,013918</text:p>
          </table:table-cell>
          <table:table-cell office:value-type="float" office:value="2" calcext:value-type="float">
            <text:p>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887" calcext:value-type="float">
            <text:p>180,001887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83" calcext:value-type="float">
            <text:p>180,0018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7632" calcext:value-type="float">
            <text:p>180,007632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004" calcext:value-type="float">
            <text:p>180,001004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5632" calcext:value-type="float">
            <text:p>180,005632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6147" calcext:value-type="float">
            <text:p>180,016147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5615" calcext:value-type="float">
            <text:p>180,005615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40473" calcext:value-type="float">
            <text:p>180,040473</text:p>
          </table:table-cell>
          <table:table-cell office:value-type="float" office:value="2" calcext:value-type="float">
            <text:p>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036" calcext:value-type="float">
            <text:p>180,002036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619" calcext:value-type="float">
            <text:p>180,002619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9832" calcext:value-type="float">
            <text:p>180,009832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1469" calcext:value-type="float">
            <text:p>180,011469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2169" calcext:value-type="float">
            <text:p>180,012169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5792" calcext:value-type="float">
            <text:p>180,015792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0506" calcext:value-type="float">
            <text:p>180,010506</text:p>
          </table:table-cell>
          <table:table-cell office:value-type="float" office:value="2" calcext:value-type="float">
            <text:p>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60156" calcext:value-type="float">
            <text:p>180,060156</text:p>
          </table:table-cell>
          <table:table-cell office:value-type="float" office:value="2" calcext:value-type="float">
            <text:p>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186" calcext:value-type="float">
            <text:p>180,002186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233" calcext:value-type="float">
            <text:p>180,002233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3454" calcext:value-type="float">
            <text:p>180,003454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8675" calcext:value-type="float">
            <text:p>180,008675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5399" calcext:value-type="float">
            <text:p>180,015399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2984" calcext:value-type="float">
            <text:p>180,012984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9533" calcext:value-type="float">
            <text:p>180,029533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9197" calcext:value-type="float">
            <text:p>180,009197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343" calcext:value-type="float">
            <text:p>180,00234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633" calcext:value-type="float">
            <text:p>180,002633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2208" calcext:value-type="float">
            <text:p>180,012208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3611" calcext:value-type="float">
            <text:p>180,003611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5589" calcext:value-type="float">
            <text:p>180,025589</text:p>
          </table:table-cell>
          <table:table-cell office:value-type="float" office:value="2" calcext:value-type="float">
            <text:p>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0689" calcext:value-type="float">
            <text:p>180,010689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4371" calcext:value-type="float">
            <text:p>180,004371</text:p>
          </table:table-cell>
          <table:table-cell office:value-type="float" office:value="2" calcext:value-type="float">
            <text:p>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651" calcext:value-type="float">
            <text:p>180,00651</text:p>
          </table:table-cell>
          <table:table-cell office:value-type="float" office:value="2" calcext:value-type="float">
            <text:p>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049" calcext:value-type="float">
            <text:p>180,001049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025" calcext:value-type="float">
            <text:p>180,0002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903" calcext:value-type="float">
            <text:p>180,001903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752" calcext:value-type="float">
            <text:p>180,001752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034" calcext:value-type="float">
            <text:p>180,002034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5666" calcext:value-type="float">
            <text:p>180,005666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8994" calcext:value-type="float">
            <text:p>180,008994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3875" calcext:value-type="float">
            <text:p>180,023875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565" calcext:value-type="float">
            <text:p>180,00156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189" calcext:value-type="float">
            <text:p>180,001189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3064" calcext:value-type="float">
            <text:p>180,003064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8154" calcext:value-type="float">
            <text:p>180,008154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3911" calcext:value-type="float">
            <text:p>180,013911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9464" calcext:value-type="float">
            <text:p>180,009464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4452" calcext:value-type="float">
            <text:p>180,024452</text:p>
          </table:table-cell>
          <table:table-cell office:value-type="float" office:value="2" calcext:value-type="float">
            <text:p>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32176" calcext:value-type="float">
            <text:p>180,032176</text:p>
          </table:table-cell>
          <table:table-cell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219" calcext:value-type="float">
            <text:p>180,002219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026" calcext:value-type="float">
            <text:p>180,002026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5624" calcext:value-type="float">
            <text:p>180,005624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2174" calcext:value-type="float">
            <text:p>180,012174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5836" calcext:value-type="float">
            <text:p>180,015836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337" calcext:value-type="float">
            <text:p>180,00337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3813" calcext:value-type="float">
            <text:p>180,03813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51945" calcext:value-type="float">
            <text:p>180,051945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0724" calcext:value-type="float">
            <text:p>180,000724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4173" calcext:value-type="float">
            <text:p>180,004173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715" calcext:value-type="float">
            <text:p>180,00715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35" calcext:value-type="float">
            <text:p>180,00235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1277" calcext:value-type="float">
            <text:p>180,021277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3278" calcext:value-type="float">
            <text:p>180,013278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40386" calcext:value-type="float">
            <text:p>180,040386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37205" calcext:value-type="float">
            <text:p>180,037205</text:p>
          </table:table-cell>
          <table:table-cell office:value-type="float" office:value="2" calcext:value-type="float">
            <text:p>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426" calcext:value-type="float">
            <text:p>180,001426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4809" calcext:value-type="float">
            <text:p>180,00480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4021" calcext:value-type="float">
            <text:p>180,014021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7978" calcext:value-type="float">
            <text:p>180,017978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38714" calcext:value-type="float">
            <text:p>180,038714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25391" calcext:value-type="float">
            <text:p>180,025391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14786" calcext:value-type="float">
            <text:p>180,014786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8467" calcext:value-type="float">
            <text:p>180,008467</text:p>
          </table:table-cell>
          <table:table-cell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098" calcext:value-type="float">
            <text:p>180,001098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0216" calcext:value-type="float">
            <text:p>180,000216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1395" calcext:value-type="float">
            <text:p>180,00139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4147" calcext:value-type="float">
            <text:p>180,004147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3398" calcext:value-type="float">
            <text:p>180,003398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0" calcext:value-type="float">
            <text:p>0</text:p>
          </table:table-cell>
          <table:table-cell office:value-type="float" office:value="180.00239" calcext:value-type="float">
            <text:p>180,00239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resultado" table:style-name="ta1">
        <table:table-column table:style-name="co1" table:default-cell-style-name="Default"/>
        <table:table-column table:style-name="co12" table:number-columns-repeated="10" table:default-cell-style-name="Default"/>
        <table:table-row table:style-name="ro1"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nodes" calcext:value-type="string">
            <text:p>nodes</text:p>
          </table:table-cell>
          <table:table-cell table:formula="of:=[GLOBAL.E1]" office:value-type="string" office:string-value="lb" calcext:value-type="string">
            <text:p>lb</text:p>
          </table:table-cell>
          <table:table-cell table:formula="of:=[GLOBAL.F1]" office:value-type="string" office:string-value="ub" calcext:value-type="string">
            <text:p>ub</text:p>
          </table:table-cell>
          <table:table-cell table:formula="of:=[GLOBAL.G1]" office:value-type="string" office:string-value="root" calcext:value-type="string">
            <text:p>root</text:p>
          </table:table-cell>
          <table:table-cell table:formula="of:=[GLOBAL.H1]" office:value-type="string" office:string-value="time" calcext:value-type="string">
            <text:p>time</text:p>
          </table:table-cell>
          <table:table-cell table:formula="of:=[GLOBAL.I1]" office:value-type="string" office:string-value="status" calcext:value-type="string">
            <text:p>statu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table:formula="of:=[GLOBAL.A2]" office:value-type="string" office:string-value="rand-20-10-10-1000-1,dssp" calcext:value-type="string">
            <text:p>rand-20-10-10-1000-1,dssp</text:p>
          </table:table-cell>
          <table:table-cell table:formula="of:=[GLOBAL.B2]" office:value-type="float" office:value="5676" calcext:value-type="float">
            <text:p>5676</text:p>
          </table:table-cell>
          <table:table-cell table:formula="of:=[GLOBAL.C2]" office:value-type="float" office:value="0" calcext:value-type="float">
            <text:p>0</text:p>
          </table:table-cell>
          <table:table-cell table:formula="of:=[GLOBAL.D2]" office:value-type="float" office:value="624" calcext:value-type="float">
            <text:p>624</text:p>
          </table:table-cell>
          <table:table-cell table:formula="of:=[GLOBAL.E2]" office:value-type="float" office:value="0" calcext:value-type="float">
            <text:p>0</text:p>
          </table:table-cell>
          <table:table-cell table:formula="of:=[GLOBAL.F2]" office:value-type="float" office:value="1801.60539" calcext:value-type="float">
            <text:p>1801,60539</text:p>
          </table:table-cell>
          <table:table-cell table:formula="of:=[GLOBAL.G2]" office:value-type="float" office:value="5" calcext:value-type="float">
            <text:p>5</text:p>
          </table:table-cell>
          <table:table-cell table:formula="of:=[ra.I2]" office:value-type="float" office:value="747" calcext:value-type="float">
            <text:p>747</text:p>
          </table:table-cell>
          <table:table-cell table:formula="of:=[vns.H2]" office:value-type="float" office:value="747" calcext:value-type="float">
            <text:p>747</text:p>
          </table:table-cell>
          <table:table-cell table:formula="of:=[.H2]-[.I2]" office:value-type="float" office:value="0" calcext:value-type="float">
            <text:p>0</text:p>
          </table:table-cell>
          <table:table-cell table:formula="of:=[.H2]-[.D2]" office:value-type="float" office:value="123" calcext:value-type="float">
            <text:p>123</text:p>
          </table:table-cell>
        </table:table-row>
        <table:table-row table:style-name="ro1">
          <table:table-cell table:formula="of:=[GLOBAL.A3]" office:value-type="string" office:string-value="rand-20-10-10-1000-2,dssp" calcext:value-type="string">
            <text:p>rand-20-10-10-1000-2,dssp</text:p>
          </table:table-cell>
          <table:table-cell table:formula="of:=[GLOBAL.B3]" office:value-type="float" office:value="5790" calcext:value-type="float">
            <text:p>5790</text:p>
          </table:table-cell>
          <table:table-cell table:formula="of:=[GLOBAL.C3]" office:value-type="float" office:value="0" calcext:value-type="float">
            <text:p>0</text:p>
          </table:table-cell>
          <table:table-cell table:formula="of:=[GLOBAL.D3]" office:value-type="float" office:value="616" calcext:value-type="float">
            <text:p>616</text:p>
          </table:table-cell>
          <table:table-cell table:formula="of:=[GLOBAL.E3]" office:value-type="float" office:value="0" calcext:value-type="float">
            <text:p>0</text:p>
          </table:table-cell>
          <table:table-cell table:formula="of:=[GLOBAL.F3]" office:value-type="float" office:value="1801.536928" calcext:value-type="float">
            <text:p>1801,536928</text:p>
          </table:table-cell>
          <table:table-cell table:formula="of:=[GLOBAL.G3]" office:value-type="float" office:value="5" calcext:value-type="float">
            <text:p>5</text:p>
          </table:table-cell>
          <table:table-cell table:formula="of:=[ra.I3]" office:value-type="float" office:value="745" calcext:value-type="float">
            <text:p>745</text:p>
          </table:table-cell>
          <table:table-cell table:formula="of:=[vns.H3]" office:value-type="float" office:value="745" calcext:value-type="float">
            <text:p>745</text:p>
          </table:table-cell>
          <table:table-cell table:formula="of:=[.H3]-[.I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]" office:value-type="string" office:string-value="rand-20-10-10-250-1,dssp" calcext:value-type="string">
            <text:p>rand-20-10-10-250-1,dssp</text:p>
          </table:table-cell>
          <table:table-cell table:formula="of:=[GLOBAL.B4]" office:value-type="float" office:value="302995" calcext:value-type="float">
            <text:p>302995</text:p>
          </table:table-cell>
          <table:table-cell table:formula="of:=[GLOBAL.C4]" office:value-type="float" office:value="4" calcext:value-type="float">
            <text:p>4</text:p>
          </table:table-cell>
          <table:table-cell table:formula="of:=[GLOBAL.D4]" office:value-type="float" office:value="151" calcext:value-type="float">
            <text:p>151</text:p>
          </table:table-cell>
          <table:table-cell table:formula="of:=[GLOBAL.E4]" office:value-type="float" office:value="0" calcext:value-type="float">
            <text:p>0</text:p>
          </table:table-cell>
          <table:table-cell table:formula="of:=[GLOBAL.F4]" office:value-type="float" office:value="1802.468625" calcext:value-type="float">
            <text:p>1802,468625</text:p>
          </table:table-cell>
          <table:table-cell table:formula="of:=[GLOBAL.G4]" office:value-type="float" office:value="5" calcext:value-type="float">
            <text:p>5</text:p>
          </table:table-cell>
          <table:table-cell table:formula="of:=[ra.I4]" office:value-type="float" office:value="184" calcext:value-type="float">
            <text:p>184</text:p>
          </table:table-cell>
          <table:table-cell table:formula="of:=[vns.H4]" office:value-type="float" office:value="184" calcext:value-type="float">
            <text:p>184</text:p>
          </table:table-cell>
          <table:table-cell table:formula="of:=[.H4]-[.I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]" office:value-type="string" office:string-value="rand-20-10-10-250-2,dssp" calcext:value-type="string">
            <text:p>rand-20-10-10-250-2,dssp</text:p>
          </table:table-cell>
          <table:table-cell table:formula="of:=[GLOBAL.B5]" office:value-type="float" office:value="387125" calcext:value-type="float">
            <text:p>387125</text:p>
          </table:table-cell>
          <table:table-cell table:formula="of:=[GLOBAL.C5]" office:value-type="float" office:value="4" calcext:value-type="float">
            <text:p>4</text:p>
          </table:table-cell>
          <table:table-cell table:formula="of:=[GLOBAL.D5]" office:value-type="float" office:value="139" calcext:value-type="float">
            <text:p>139</text:p>
          </table:table-cell>
          <table:table-cell table:formula="of:=[GLOBAL.E5]" office:value-type="float" office:value="0" calcext:value-type="float">
            <text:p>0</text:p>
          </table:table-cell>
          <table:table-cell table:formula="of:=[GLOBAL.F5]" office:value-type="float" office:value="1802.338992" calcext:value-type="float">
            <text:p>1802,338992</text:p>
          </table:table-cell>
          <table:table-cell table:formula="of:=[GLOBAL.G5]" office:value-type="float" office:value="5" calcext:value-type="float">
            <text:p>5</text:p>
          </table:table-cell>
          <table:table-cell table:formula="of:=[ra.I5]" office:value-type="float" office:value="184" calcext:value-type="float">
            <text:p>184</text:p>
          </table:table-cell>
          <table:table-cell table:formula="of:=[vns.H5]" office:value-type="float" office:value="184" calcext:value-type="float">
            <text:p>184</text:p>
          </table:table-cell>
          <table:table-cell table:formula="of:=[.H5]-[.I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]" office:value-type="string" office:string-value="rand-20-10-10-500-1,dssp" calcext:value-type="string">
            <text:p>rand-20-10-10-500-1,dssp</text:p>
          </table:table-cell>
          <table:table-cell table:formula="of:=[GLOBAL.B6]" office:value-type="float" office:value="67191" calcext:value-type="float">
            <text:p>67191</text:p>
          </table:table-cell>
          <table:table-cell table:formula="of:=[GLOBAL.C6]" office:value-type="float" office:value="0" calcext:value-type="float">
            <text:p>0</text:p>
          </table:table-cell>
          <table:table-cell table:formula="of:=[GLOBAL.D6]" office:value-type="float" office:value="304" calcext:value-type="float">
            <text:p>304</text:p>
          </table:table-cell>
          <table:table-cell table:formula="of:=[GLOBAL.E6]" office:value-type="float" office:value="0" calcext:value-type="float">
            <text:p>0</text:p>
          </table:table-cell>
          <table:table-cell table:formula="of:=[GLOBAL.F6]" office:value-type="float" office:value="1801.530395" calcext:value-type="float">
            <text:p>1801,530395</text:p>
          </table:table-cell>
          <table:table-cell table:formula="of:=[GLOBAL.G6]" office:value-type="float" office:value="5" calcext:value-type="float">
            <text:p>5</text:p>
          </table:table-cell>
          <table:table-cell table:formula="of:=[ra.I6]" office:value-type="float" office:value="371" calcext:value-type="float">
            <text:p>371</text:p>
          </table:table-cell>
          <table:table-cell table:formula="of:=[vns.H6]" office:value-type="float" office:value="371" calcext:value-type="float">
            <text:p>371</text:p>
          </table:table-cell>
          <table:table-cell table:formula="of:=[.H6]-[.I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]" office:value-type="string" office:string-value="rand-20-10-10-500-2,dssp" calcext:value-type="string">
            <text:p>rand-20-10-10-500-2,dssp</text:p>
          </table:table-cell>
          <table:table-cell table:formula="of:=[GLOBAL.B7]" office:value-type="float" office:value="82348" calcext:value-type="float">
            <text:p>82348</text:p>
          </table:table-cell>
          <table:table-cell table:formula="of:=[GLOBAL.C7]" office:value-type="float" office:value="0" calcext:value-type="float">
            <text:p>0</text:p>
          </table:table-cell>
          <table:table-cell table:formula="of:=[GLOBAL.D7]" office:value-type="float" office:value="290" calcext:value-type="float">
            <text:p>290</text:p>
          </table:table-cell>
          <table:table-cell table:formula="of:=[GLOBAL.E7]" office:value-type="float" office:value="0" calcext:value-type="float">
            <text:p>0</text:p>
          </table:table-cell>
          <table:table-cell table:formula="of:=[GLOBAL.F7]" office:value-type="float" office:value="1801.447865" calcext:value-type="float">
            <text:p>1801,447865</text:p>
          </table:table-cell>
          <table:table-cell table:formula="of:=[GLOBAL.G7]" office:value-type="float" office:value="5" calcext:value-type="float">
            <text:p>5</text:p>
          </table:table-cell>
          <table:table-cell table:formula="of:=[ra.I7]" office:value-type="float" office:value="371" calcext:value-type="float">
            <text:p>371</text:p>
          </table:table-cell>
          <table:table-cell table:formula="of:=[vns.H7]" office:value-type="float" office:value="371" calcext:value-type="float">
            <text:p>371</text:p>
          </table:table-cell>
          <table:table-cell table:formula="of:=[.H7]-[.I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8]" office:value-type="string" office:string-value="rand-20-10-10-750-1,dssp" calcext:value-type="string">
            <text:p>rand-20-10-10-750-1,dssp</text:p>
          </table:table-cell>
          <table:table-cell table:formula="of:=[GLOBAL.B8]" office:value-type="float" office:value="4718" calcext:value-type="float">
            <text:p>4718</text:p>
          </table:table-cell>
          <table:table-cell table:formula="of:=[GLOBAL.C8]" office:value-type="float" office:value="0" calcext:value-type="float">
            <text:p>0</text:p>
          </table:table-cell>
          <table:table-cell table:formula="of:=[GLOBAL.D8]" office:value-type="float" office:value="1E+020" calcext:value-type="float">
            <text:p>1E+020</text:p>
          </table:table-cell>
          <table:table-cell table:formula="of:=[GLOBAL.E8]" office:value-type="float" office:value="0" calcext:value-type="float">
            <text:p>0</text:p>
          </table:table-cell>
          <table:table-cell table:formula="of:=[GLOBAL.F8]" office:value-type="float" office:value="1801.271657" calcext:value-type="float">
            <text:p>1801,271657</text:p>
          </table:table-cell>
          <table:table-cell table:formula="of:=[GLOBAL.G8]" office:value-type="float" office:value="5" calcext:value-type="float">
            <text:p>5</text:p>
          </table:table-cell>
          <table:table-cell table:formula="of:=[ra.I8]" office:value-type="float" office:value="559" calcext:value-type="float">
            <text:p>559</text:p>
          </table:table-cell>
          <table:table-cell table:formula="of:=[vns.H8]" office:value-type="float" office:value="559" calcext:value-type="float">
            <text:p>559</text:p>
          </table:table-cell>
          <table:table-cell table:formula="of:=[.H8]-[.I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9]" office:value-type="string" office:string-value="rand-20-10-10-750-2,dssp" calcext:value-type="string">
            <text:p>rand-20-10-10-750-2,dssp</text:p>
          </table:table-cell>
          <table:table-cell table:formula="of:=[GLOBAL.B9]" office:value-type="float" office:value="5175" calcext:value-type="float">
            <text:p>5175</text:p>
          </table:table-cell>
          <table:table-cell table:formula="of:=[GLOBAL.C9]" office:value-type="float" office:value="0" calcext:value-type="float">
            <text:p>0</text:p>
          </table:table-cell>
          <table:table-cell table:formula="of:=[GLOBAL.D9]" office:value-type="float" office:value="1E+020" calcext:value-type="float">
            <text:p>1E+020</text:p>
          </table:table-cell>
          <table:table-cell table:formula="of:=[GLOBAL.E9]" office:value-type="float" office:value="0" calcext:value-type="float">
            <text:p>0</text:p>
          </table:table-cell>
          <table:table-cell table:formula="of:=[GLOBAL.F9]" office:value-type="float" office:value="1801.236928" calcext:value-type="float">
            <text:p>1801,236928</text:p>
          </table:table-cell>
          <table:table-cell table:formula="of:=[GLOBAL.G9]" office:value-type="float" office:value="5" calcext:value-type="float">
            <text:p>5</text:p>
          </table:table-cell>
          <table:table-cell table:formula="of:=[ra.I9]" office:value-type="float" office:value="556" calcext:value-type="float">
            <text:p>556</text:p>
          </table:table-cell>
          <table:table-cell table:formula="of:=[vns.H9]" office:value-type="float" office:value="556" calcext:value-type="float">
            <text:p>556</text:p>
          </table:table-cell>
          <table:table-cell table:formula="of:=[.H9]-[.I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0]" office:value-type="string" office:string-value="rand-20-15-15-1000-1,dssp" calcext:value-type="string">
            <text:p>rand-20-15-15-1000-1,dssp</text:p>
          </table:table-cell>
          <table:table-cell table:formula="of:=[GLOBAL.B10]" office:value-type="float" office:value="2166" calcext:value-type="float">
            <text:p>2166</text:p>
          </table:table-cell>
          <table:table-cell table:formula="of:=[GLOBAL.C10]" office:value-type="float" office:value="0" calcext:value-type="float">
            <text:p>0</text:p>
          </table:table-cell>
          <table:table-cell table:formula="of:=[GLOBAL.D10]" office:value-type="float" office:value="1E+020" calcext:value-type="float">
            <text:p>1E+020</text:p>
          </table:table-cell>
          <table:table-cell table:formula="of:=[GLOBAL.E10]" office:value-type="float" office:value="0" calcext:value-type="float">
            <text:p>0</text:p>
          </table:table-cell>
          <table:table-cell table:formula="of:=[GLOBAL.F10]" office:value-type="float" office:value="1802.08268" calcext:value-type="float">
            <text:p>1802,08268</text:p>
          </table:table-cell>
          <table:table-cell table:formula="of:=[GLOBAL.G10]" office:value-type="float" office:value="5" calcext:value-type="float">
            <text:p>5</text:p>
          </table:table-cell>
          <table:table-cell table:formula="of:=[ra.I10]" office:value-type="float" office:value="746" calcext:value-type="float">
            <text:p>746</text:p>
          </table:table-cell>
          <table:table-cell table:formula="of:=[vns.H10]" office:value-type="float" office:value="746" calcext:value-type="float">
            <text:p>746</text:p>
          </table:table-cell>
          <table:table-cell table:formula="of:=[.H10]-[.I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1]" office:value-type="string" office:string-value="rand-20-15-15-1000-2,dssp" calcext:value-type="string">
            <text:p>rand-20-15-15-1000-2,dssp</text:p>
          </table:table-cell>
          <table:table-cell table:formula="of:=[GLOBAL.B11]" office:value-type="float" office:value="1847" calcext:value-type="float">
            <text:p>1847</text:p>
          </table:table-cell>
          <table:table-cell table:formula="of:=[GLOBAL.C11]" office:value-type="float" office:value="0" calcext:value-type="float">
            <text:p>0</text:p>
          </table:table-cell>
          <table:table-cell table:formula="of:=[GLOBAL.D11]" office:value-type="float" office:value="1E+020" calcext:value-type="float">
            <text:p>1E+020</text:p>
          </table:table-cell>
          <table:table-cell table:formula="of:=[GLOBAL.E11]" office:value-type="float" office:value="0" calcext:value-type="float">
            <text:p>0</text:p>
          </table:table-cell>
          <table:table-cell table:formula="of:=[GLOBAL.F11]" office:value-type="float" office:value="1802.123622" calcext:value-type="float">
            <text:p>1802,123622</text:p>
          </table:table-cell>
          <table:table-cell table:formula="of:=[GLOBAL.G11]" office:value-type="float" office:value="5" calcext:value-type="float">
            <text:p>5</text:p>
          </table:table-cell>
          <table:table-cell table:formula="of:=[ra.I11]" office:value-type="float" office:value="745" calcext:value-type="float">
            <text:p>745</text:p>
          </table:table-cell>
          <table:table-cell table:formula="of:=[vns.H11]" office:value-type="float" office:value="745" calcext:value-type="float">
            <text:p>745</text:p>
          </table:table-cell>
          <table:table-cell table:formula="of:=[.H11]-[.I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2]" office:value-type="string" office:string-value="rand-20-15-15-250-1,dssp" calcext:value-type="string">
            <text:p>rand-20-15-15-250-1,dssp</text:p>
          </table:table-cell>
          <table:table-cell table:formula="of:=[GLOBAL.B12]" office:value-type="float" office:value="114158" calcext:value-type="float">
            <text:p>114158</text:p>
          </table:table-cell>
          <table:table-cell table:formula="of:=[GLOBAL.C12]" office:value-type="float" office:value="0" calcext:value-type="float">
            <text:p>0</text:p>
          </table:table-cell>
          <table:table-cell table:formula="of:=[GLOBAL.D12]" office:value-type="float" office:value="166" calcext:value-type="float">
            <text:p>166</text:p>
          </table:table-cell>
          <table:table-cell table:formula="of:=[GLOBAL.E12]" office:value-type="float" office:value="0" calcext:value-type="float">
            <text:p>0</text:p>
          </table:table-cell>
          <table:table-cell table:formula="of:=[GLOBAL.F12]" office:value-type="float" office:value="1801.58846" calcext:value-type="float">
            <text:p>1801,58846</text:p>
          </table:table-cell>
          <table:table-cell table:formula="of:=[GLOBAL.G12]" office:value-type="float" office:value="5" calcext:value-type="float">
            <text:p>5</text:p>
          </table:table-cell>
          <table:table-cell table:formula="of:=[ra.I12]" office:value-type="float" office:value="185" calcext:value-type="float">
            <text:p>185</text:p>
          </table:table-cell>
          <table:table-cell table:formula="of:=[vns.H12]" office:value-type="float" office:value="185" calcext:value-type="float">
            <text:p>185</text:p>
          </table:table-cell>
          <table:table-cell table:formula="of:=[.H12]-[.I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3]" office:value-type="string" office:string-value="rand-20-15-15-250-2,dssp" calcext:value-type="string">
            <text:p>rand-20-15-15-250-2,dssp</text:p>
          </table:table-cell>
          <table:table-cell table:formula="of:=[GLOBAL.B13]" office:value-type="float" office:value="174432" calcext:value-type="float">
            <text:p>174432</text:p>
          </table:table-cell>
          <table:table-cell table:formula="of:=[GLOBAL.C13]" office:value-type="float" office:value="0" calcext:value-type="float">
            <text:p>0</text:p>
          </table:table-cell>
          <table:table-cell table:formula="of:=[GLOBAL.D13]" office:value-type="float" office:value="155" calcext:value-type="float">
            <text:p>155</text:p>
          </table:table-cell>
          <table:table-cell table:formula="of:=[GLOBAL.E13]" office:value-type="float" office:value="0" calcext:value-type="float">
            <text:p>0</text:p>
          </table:table-cell>
          <table:table-cell table:formula="of:=[GLOBAL.F13]" office:value-type="float" office:value="1801.695739" calcext:value-type="float">
            <text:p>1801,695739</text:p>
          </table:table-cell>
          <table:table-cell table:formula="of:=[GLOBAL.G13]" office:value-type="float" office:value="5" calcext:value-type="float">
            <text:p>5</text:p>
          </table:table-cell>
          <table:table-cell table:formula="of:=[ra.I13]" office:value-type="float" office:value="185" calcext:value-type="float">
            <text:p>185</text:p>
          </table:table-cell>
          <table:table-cell table:formula="of:=[vns.H13]" office:value-type="float" office:value="185" calcext:value-type="float">
            <text:p>185</text:p>
          </table:table-cell>
          <table:table-cell table:formula="of:=[.H13]-[.I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4]" office:value-type="string" office:string-value="rand-20-15-15-500-1,dssp" calcext:value-type="string">
            <text:p>rand-20-15-15-500-1,dssp</text:p>
          </table:table-cell>
          <table:table-cell table:formula="of:=[GLOBAL.B14]" office:value-type="float" office:value="11473" calcext:value-type="float">
            <text:p>11473</text:p>
          </table:table-cell>
          <table:table-cell table:formula="of:=[GLOBAL.C14]" office:value-type="float" office:value="0" calcext:value-type="float">
            <text:p>0</text:p>
          </table:table-cell>
          <table:table-cell table:formula="of:=[GLOBAL.D14]" office:value-type="float" office:value="345" calcext:value-type="float">
            <text:p>345</text:p>
          </table:table-cell>
          <table:table-cell table:formula="of:=[GLOBAL.E14]" office:value-type="float" office:value="0" calcext:value-type="float">
            <text:p>0</text:p>
          </table:table-cell>
          <table:table-cell table:formula="of:=[GLOBAL.F14]" office:value-type="float" office:value="1801.266961" calcext:value-type="float">
            <text:p>1801,266961</text:p>
          </table:table-cell>
          <table:table-cell table:formula="of:=[GLOBAL.G14]" office:value-type="float" office:value="5" calcext:value-type="float">
            <text:p>5</text:p>
          </table:table-cell>
          <table:table-cell table:formula="of:=[ra.I14]" office:value-type="float" office:value="371" calcext:value-type="float">
            <text:p>371</text:p>
          </table:table-cell>
          <table:table-cell table:formula="of:=[vns.H14]" office:value-type="float" office:value="371" calcext:value-type="float">
            <text:p>371</text:p>
          </table:table-cell>
          <table:table-cell table:formula="of:=[.H14]-[.I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5]" office:value-type="string" office:string-value="rand-20-15-15-500-2,dssp" calcext:value-type="string">
            <text:p>rand-20-15-15-500-2,dssp</text:p>
          </table:table-cell>
          <table:table-cell table:formula="of:=[GLOBAL.B15]" office:value-type="float" office:value="11215" calcext:value-type="float">
            <text:p>11215</text:p>
          </table:table-cell>
          <table:table-cell table:formula="of:=[GLOBAL.C15]" office:value-type="float" office:value="0" calcext:value-type="float">
            <text:p>0</text:p>
          </table:table-cell>
          <table:table-cell table:formula="of:=[GLOBAL.D15]" office:value-type="float" office:value="342" calcext:value-type="float">
            <text:p>342</text:p>
          </table:table-cell>
          <table:table-cell table:formula="of:=[GLOBAL.E15]" office:value-type="float" office:value="0" calcext:value-type="float">
            <text:p>0</text:p>
          </table:table-cell>
          <table:table-cell table:formula="of:=[GLOBAL.F15]" office:value-type="float" office:value="1801.103109" calcext:value-type="float">
            <text:p>1801,103109</text:p>
          </table:table-cell>
          <table:table-cell table:formula="of:=[GLOBAL.G15]" office:value-type="float" office:value="5" calcext:value-type="float">
            <text:p>5</text:p>
          </table:table-cell>
          <table:table-cell table:formula="of:=[ra.I15]" office:value-type="float" office:value="373" calcext:value-type="float">
            <text:p>373</text:p>
          </table:table-cell>
          <table:table-cell table:formula="of:=[vns.H15]" office:value-type="float" office:value="373" calcext:value-type="float">
            <text:p>373</text:p>
          </table:table-cell>
          <table:table-cell table:formula="of:=[.H15]-[.I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6]" office:value-type="string" office:string-value="rand-20-15-15-750-1,dssp" calcext:value-type="string">
            <text:p>rand-20-15-15-750-1,dssp</text:p>
          </table:table-cell>
          <table:table-cell table:formula="of:=[GLOBAL.B16]" office:value-type="float" office:value="3869" calcext:value-type="float">
            <text:p>3869</text:p>
          </table:table-cell>
          <table:table-cell table:formula="of:=[GLOBAL.C16]" office:value-type="float" office:value="0" calcext:value-type="float">
            <text:p>0</text:p>
          </table:table-cell>
          <table:table-cell table:formula="of:=[GLOBAL.D16]" office:value-type="float" office:value="1E+020" calcext:value-type="float">
            <text:p>1E+020</text:p>
          </table:table-cell>
          <table:table-cell table:formula="of:=[GLOBAL.E16]" office:value-type="float" office:value="0" calcext:value-type="float">
            <text:p>0</text:p>
          </table:table-cell>
          <table:table-cell table:formula="of:=[GLOBAL.F16]" office:value-type="float" office:value="1801.310054" calcext:value-type="float">
            <text:p>1801,310054</text:p>
          </table:table-cell>
          <table:table-cell table:formula="of:=[GLOBAL.G16]" office:value-type="float" office:value="5" calcext:value-type="float">
            <text:p>5</text:p>
          </table:table-cell>
          <table:table-cell table:formula="of:=[ra.I16]" office:value-type="float" office:value="557" calcext:value-type="float">
            <text:p>557</text:p>
          </table:table-cell>
          <table:table-cell table:formula="of:=[vns.H16]" office:value-type="float" office:value="557" calcext:value-type="float">
            <text:p>557</text:p>
          </table:table-cell>
          <table:table-cell table:formula="of:=[.H16]-[.I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7]" office:value-type="string" office:string-value="rand-20-15-15-750-2,dssp" calcext:value-type="string">
            <text:p>rand-20-15-15-750-2,dssp</text:p>
          </table:table-cell>
          <table:table-cell table:formula="of:=[GLOBAL.B17]" office:value-type="float" office:value="3571" calcext:value-type="float">
            <text:p>3571</text:p>
          </table:table-cell>
          <table:table-cell table:formula="of:=[GLOBAL.C17]" office:value-type="float" office:value="0" calcext:value-type="float">
            <text:p>0</text:p>
          </table:table-cell>
          <table:table-cell table:formula="of:=[GLOBAL.D17]" office:value-type="float" office:value="1E+020" calcext:value-type="float">
            <text:p>1E+020</text:p>
          </table:table-cell>
          <table:table-cell table:formula="of:=[GLOBAL.E17]" office:value-type="float" office:value="0" calcext:value-type="float">
            <text:p>0</text:p>
          </table:table-cell>
          <table:table-cell table:formula="of:=[GLOBAL.F17]" office:value-type="float" office:value="1801.353733" calcext:value-type="float">
            <text:p>1801,353733</text:p>
          </table:table-cell>
          <table:table-cell table:formula="of:=[GLOBAL.G17]" office:value-type="float" office:value="5" calcext:value-type="float">
            <text:p>5</text:p>
          </table:table-cell>
          <table:table-cell table:formula="of:=[ra.I17]" office:value-type="float" office:value="559" calcext:value-type="float">
            <text:p>559</text:p>
          </table:table-cell>
          <table:table-cell table:formula="of:=[vns.H17]" office:value-type="float" office:value="559" calcext:value-type="float">
            <text:p>559</text:p>
          </table:table-cell>
          <table:table-cell table:formula="of:=[.H17]-[.I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8]" office:value-type="string" office:string-value="rand-20-20-20-1000-1,dssp" calcext:value-type="string">
            <text:p>rand-20-20-20-1000-1,dssp</text:p>
          </table:table-cell>
          <table:table-cell table:formula="of:=[GLOBAL.B18]" office:value-type="float" office:value="1890" calcext:value-type="float">
            <text:p>1890</text:p>
          </table:table-cell>
          <table:table-cell table:formula="of:=[GLOBAL.C18]" office:value-type="float" office:value="0" calcext:value-type="float">
            <text:p>0</text:p>
          </table:table-cell>
          <table:table-cell table:formula="of:=[GLOBAL.D18]" office:value-type="float" office:value="1E+020" calcext:value-type="float">
            <text:p>1E+020</text:p>
          </table:table-cell>
          <table:table-cell table:formula="of:=[GLOBAL.E18]" office:value-type="float" office:value="0" calcext:value-type="float">
            <text:p>0</text:p>
          </table:table-cell>
          <table:table-cell table:formula="of:=[GLOBAL.F18]" office:value-type="float" office:value="1802.625437" calcext:value-type="float">
            <text:p>1802,625437</text:p>
          </table:table-cell>
          <table:table-cell table:formula="of:=[GLOBAL.G18]" office:value-type="float" office:value="5" calcext:value-type="float">
            <text:p>5</text:p>
          </table:table-cell>
          <table:table-cell table:formula="of:=[ra.I18]" office:value-type="float" office:value="748" calcext:value-type="float">
            <text:p>748</text:p>
          </table:table-cell>
          <table:table-cell table:formula="of:=[vns.H18]" office:value-type="float" office:value="748" calcext:value-type="float">
            <text:p>748</text:p>
          </table:table-cell>
          <table:table-cell table:formula="of:=[.H18]-[.I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19]" office:value-type="string" office:string-value="rand-20-20-20-1000-2,dssp" calcext:value-type="string">
            <text:p>rand-20-20-20-1000-2,dssp</text:p>
          </table:table-cell>
          <table:table-cell table:formula="of:=[GLOBAL.B19]" office:value-type="float" office:value="1813" calcext:value-type="float">
            <text:p>1813</text:p>
          </table:table-cell>
          <table:table-cell table:formula="of:=[GLOBAL.C19]" office:value-type="float" office:value="0" calcext:value-type="float">
            <text:p>0</text:p>
          </table:table-cell>
          <table:table-cell table:formula="of:=[GLOBAL.D19]" office:value-type="float" office:value="1E+020" calcext:value-type="float">
            <text:p>1E+020</text:p>
          </table:table-cell>
          <table:table-cell table:formula="of:=[GLOBAL.E19]" office:value-type="float" office:value="0" calcext:value-type="float">
            <text:p>0</text:p>
          </table:table-cell>
          <table:table-cell table:formula="of:=[GLOBAL.F19]" office:value-type="float" office:value="1802.604235" calcext:value-type="float">
            <text:p>1802,604235</text:p>
          </table:table-cell>
          <table:table-cell table:formula="of:=[GLOBAL.G19]" office:value-type="float" office:value="5" calcext:value-type="float">
            <text:p>5</text:p>
          </table:table-cell>
          <table:table-cell table:formula="of:=[ra.I19]" office:value-type="float" office:value="747" calcext:value-type="float">
            <text:p>747</text:p>
          </table:table-cell>
          <table:table-cell table:formula="of:=[vns.H19]" office:value-type="float" office:value="747" calcext:value-type="float">
            <text:p>747</text:p>
          </table:table-cell>
          <table:table-cell table:formula="of:=[.H19]-[.I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0]" office:value-type="string" office:string-value="rand-20-20-20-250-1,dssp" calcext:value-type="string">
            <text:p>rand-20-20-20-250-1,dssp</text:p>
          </table:table-cell>
          <table:table-cell table:formula="of:=[GLOBAL.B20]" office:value-type="float" office:value="49776" calcext:value-type="float">
            <text:p>49776</text:p>
          </table:table-cell>
          <table:table-cell table:formula="of:=[GLOBAL.C20]" office:value-type="float" office:value="0" calcext:value-type="float">
            <text:p>0</text:p>
          </table:table-cell>
          <table:table-cell table:formula="of:=[GLOBAL.D20]" office:value-type="float" office:value="1E+020" calcext:value-type="float">
            <text:p>1E+020</text:p>
          </table:table-cell>
          <table:table-cell table:formula="of:=[GLOBAL.E20]" office:value-type="float" office:value="0" calcext:value-type="float">
            <text:p>0</text:p>
          </table:table-cell>
          <table:table-cell table:formula="of:=[GLOBAL.F20]" office:value-type="float" office:value="1801.169472" calcext:value-type="float">
            <text:p>1801,169472</text:p>
          </table:table-cell>
          <table:table-cell table:formula="of:=[GLOBAL.G20]" office:value-type="float" office:value="5" calcext:value-type="float">
            <text:p>5</text:p>
          </table:table-cell>
          <table:table-cell table:formula="of:=[ra.I20]" office:value-type="float" office:value="185" calcext:value-type="float">
            <text:p>185</text:p>
          </table:table-cell>
          <table:table-cell table:formula="of:=[vns.H20]" office:value-type="float" office:value="185" calcext:value-type="float">
            <text:p>185</text:p>
          </table:table-cell>
          <table:table-cell table:formula="of:=[.H20]-[.I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1]" office:value-type="string" office:string-value="rand-20-20-20-250-2,dssp" calcext:value-type="string">
            <text:p>rand-20-20-20-250-2,dssp</text:p>
          </table:table-cell>
          <table:table-cell table:formula="of:=[GLOBAL.B21]" office:value-type="float" office:value="53932" calcext:value-type="float">
            <text:p>53932</text:p>
          </table:table-cell>
          <table:table-cell table:formula="of:=[GLOBAL.C21]" office:value-type="float" office:value="0" calcext:value-type="float">
            <text:p>0</text:p>
          </table:table-cell>
          <table:table-cell table:formula="of:=[GLOBAL.D21]" office:value-type="float" office:value="1E+020" calcext:value-type="float">
            <text:p>1E+020</text:p>
          </table:table-cell>
          <table:table-cell table:formula="of:=[GLOBAL.E21]" office:value-type="float" office:value="0" calcext:value-type="float">
            <text:p>0</text:p>
          </table:table-cell>
          <table:table-cell table:formula="of:=[GLOBAL.F21]" office:value-type="float" office:value="1801.377746" calcext:value-type="float">
            <text:p>1801,377746</text:p>
          </table:table-cell>
          <table:table-cell table:formula="of:=[GLOBAL.G21]" office:value-type="float" office:value="5" calcext:value-type="float">
            <text:p>5</text:p>
          </table:table-cell>
          <table:table-cell table:formula="of:=[ra.I21]" office:value-type="float" office:value="185" calcext:value-type="float">
            <text:p>185</text:p>
          </table:table-cell>
          <table:table-cell table:formula="of:=[vns.H21]" office:value-type="float" office:value="185" calcext:value-type="float">
            <text:p>185</text:p>
          </table:table-cell>
          <table:table-cell table:formula="of:=[.H21]-[.I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2]" office:value-type="string" office:string-value="rand-20-20-20-500-1,dssp" calcext:value-type="string">
            <text:p>rand-20-20-20-500-1,dssp</text:p>
          </table:table-cell>
          <table:table-cell table:formula="of:=[GLOBAL.B22]" office:value-type="float" office:value="7779" calcext:value-type="float">
            <text:p>7779</text:p>
          </table:table-cell>
          <table:table-cell table:formula="of:=[GLOBAL.C22]" office:value-type="float" office:value="0" calcext:value-type="float">
            <text:p>0</text:p>
          </table:table-cell>
          <table:table-cell table:formula="of:=[GLOBAL.D22]" office:value-type="float" office:value="1E+020" calcext:value-type="float">
            <text:p>1E+020</text:p>
          </table:table-cell>
          <table:table-cell table:formula="of:=[GLOBAL.E22]" office:value-type="float" office:value="0" calcext:value-type="float">
            <text:p>0</text:p>
          </table:table-cell>
          <table:table-cell table:formula="of:=[GLOBAL.F22]" office:value-type="float" office:value="1801.138318" calcext:value-type="float">
            <text:p>1801,138318</text:p>
          </table:table-cell>
          <table:table-cell table:formula="of:=[GLOBAL.G22]" office:value-type="float" office:value="5" calcext:value-type="float">
            <text:p>5</text:p>
          </table:table-cell>
          <table:table-cell table:formula="of:=[ra.I22]" office:value-type="float" office:value="372" calcext:value-type="float">
            <text:p>372</text:p>
          </table:table-cell>
          <table:table-cell table:formula="of:=[vns.H22]" office:value-type="float" office:value="372" calcext:value-type="float">
            <text:p>372</text:p>
          </table:table-cell>
          <table:table-cell table:formula="of:=[.H22]-[.I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3]" office:value-type="string" office:string-value="rand-20-20-20-500-2,dssp" calcext:value-type="string">
            <text:p>rand-20-20-20-500-2,dssp</text:p>
          </table:table-cell>
          <table:table-cell table:formula="of:=[GLOBAL.B23]" office:value-type="float" office:value="8385" calcext:value-type="float">
            <text:p>8385</text:p>
          </table:table-cell>
          <table:table-cell table:formula="of:=[GLOBAL.C23]" office:value-type="float" office:value="0" calcext:value-type="float">
            <text:p>0</text:p>
          </table:table-cell>
          <table:table-cell table:formula="of:=[GLOBAL.D23]" office:value-type="float" office:value="1E+020" calcext:value-type="float">
            <text:p>1E+020</text:p>
          </table:table-cell>
          <table:table-cell table:formula="of:=[GLOBAL.E23]" office:value-type="float" office:value="0" calcext:value-type="float">
            <text:p>0</text:p>
          </table:table-cell>
          <table:table-cell table:formula="of:=[GLOBAL.F23]" office:value-type="float" office:value="1801.229894" calcext:value-type="float">
            <text:p>1801,229894</text:p>
          </table:table-cell>
          <table:table-cell table:formula="of:=[GLOBAL.G23]" office:value-type="float" office:value="5" calcext:value-type="float">
            <text:p>5</text:p>
          </table:table-cell>
          <table:table-cell table:formula="of:=[ra.I23]" office:value-type="float" office:value="371" calcext:value-type="float">
            <text:p>371</text:p>
          </table:table-cell>
          <table:table-cell table:formula="of:=[vns.H23]" office:value-type="float" office:value="371" calcext:value-type="float">
            <text:p>371</text:p>
          </table:table-cell>
          <table:table-cell table:formula="of:=[.H23]-[.I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4]" office:value-type="string" office:string-value="rand-20-20-20-750-1,dssp" calcext:value-type="string">
            <text:p>rand-20-20-20-750-1,dssp</text:p>
          </table:table-cell>
          <table:table-cell table:formula="of:=[GLOBAL.B24]" office:value-type="float" office:value="4676" calcext:value-type="float">
            <text:p>4676</text:p>
          </table:table-cell>
          <table:table-cell table:formula="of:=[GLOBAL.C24]" office:value-type="float" office:value="0" calcext:value-type="float">
            <text:p>0</text:p>
          </table:table-cell>
          <table:table-cell table:formula="of:=[GLOBAL.D24]" office:value-type="float" office:value="1E+020" calcext:value-type="float">
            <text:p>1E+020</text:p>
          </table:table-cell>
          <table:table-cell table:formula="of:=[GLOBAL.E24]" office:value-type="float" office:value="0" calcext:value-type="float">
            <text:p>0</text:p>
          </table:table-cell>
          <table:table-cell table:formula="of:=[GLOBAL.F24]" office:value-type="float" office:value="1801.619898" calcext:value-type="float">
            <text:p>1801,619898</text:p>
          </table:table-cell>
          <table:table-cell table:formula="of:=[GLOBAL.G24]" office:value-type="float" office:value="5" calcext:value-type="float">
            <text:p>5</text:p>
          </table:table-cell>
          <table:table-cell table:formula="of:=[ra.I24]" office:value-type="float" office:value="558" calcext:value-type="float">
            <text:p>558</text:p>
          </table:table-cell>
          <table:table-cell table:formula="of:=[vns.H24]" office:value-type="float" office:value="558" calcext:value-type="float">
            <text:p>558</text:p>
          </table:table-cell>
          <table:table-cell table:formula="of:=[.H24]-[.I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5]" office:value-type="string" office:string-value="rand-20-20-20-750-2,dssp" calcext:value-type="string">
            <text:p>rand-20-20-20-750-2,dssp</text:p>
          </table:table-cell>
          <table:table-cell table:formula="of:=[GLOBAL.B25]" office:value-type="float" office:value="4522" calcext:value-type="float">
            <text:p>4522</text:p>
          </table:table-cell>
          <table:table-cell table:formula="of:=[GLOBAL.C25]" office:value-type="float" office:value="0" calcext:value-type="float">
            <text:p>0</text:p>
          </table:table-cell>
          <table:table-cell table:formula="of:=[GLOBAL.D25]" office:value-type="float" office:value="1E+020" calcext:value-type="float">
            <text:p>1E+020</text:p>
          </table:table-cell>
          <table:table-cell table:formula="of:=[GLOBAL.E25]" office:value-type="float" office:value="0" calcext:value-type="float">
            <text:p>0</text:p>
          </table:table-cell>
          <table:table-cell table:formula="of:=[GLOBAL.F25]" office:value-type="float" office:value="1801.682147" calcext:value-type="float">
            <text:p>1801,682147</text:p>
          </table:table-cell>
          <table:table-cell table:formula="of:=[GLOBAL.G25]" office:value-type="float" office:value="5" calcext:value-type="float">
            <text:p>5</text:p>
          </table:table-cell>
          <table:table-cell table:formula="of:=[ra.I25]" office:value-type="float" office:value="559" calcext:value-type="float">
            <text:p>559</text:p>
          </table:table-cell>
          <table:table-cell table:formula="of:=[vns.H25]" office:value-type="float" office:value="559" calcext:value-type="float">
            <text:p>559</text:p>
          </table:table-cell>
          <table:table-cell table:formula="of:=[.H25]-[.I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6]" office:value-type="string" office:string-value="rand-20-25-25-1000-1,dssp" calcext:value-type="string">
            <text:p>rand-20-25-25-1000-1,dssp</text:p>
          </table:table-cell>
          <table:table-cell table:formula="of:=[GLOBAL.B26]" office:value-type="float" office:value="2299" calcext:value-type="float">
            <text:p>2299</text:p>
          </table:table-cell>
          <table:table-cell table:formula="of:=[GLOBAL.C26]" office:value-type="float" office:value="0" calcext:value-type="float">
            <text:p>0</text:p>
          </table:table-cell>
          <table:table-cell table:formula="of:=[GLOBAL.D26]" office:value-type="float" office:value="1E+020" calcext:value-type="float">
            <text:p>1E+020</text:p>
          </table:table-cell>
          <table:table-cell table:formula="of:=[GLOBAL.E26]" office:value-type="float" office:value="0" calcext:value-type="float">
            <text:p>0</text:p>
          </table:table-cell>
          <table:table-cell table:formula="of:=[GLOBAL.F26]" office:value-type="float" office:value="1803.272407" calcext:value-type="float">
            <text:p>1803,272407</text:p>
          </table:table-cell>
          <table:table-cell table:formula="of:=[GLOBAL.G26]" office:value-type="float" office:value="5" calcext:value-type="float">
            <text:p>5</text:p>
          </table:table-cell>
          <table:table-cell table:formula="of:=[ra.I26]" office:value-type="float" office:value="746" calcext:value-type="float">
            <text:p>746</text:p>
          </table:table-cell>
          <table:table-cell table:formula="of:=[vns.H26]" office:value-type="float" office:value="746" calcext:value-type="float">
            <text:p>746</text:p>
          </table:table-cell>
          <table:table-cell table:formula="of:=[.H26]-[.I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7]" office:value-type="string" office:string-value="rand-20-25-25-1000-2,dssp" calcext:value-type="string">
            <text:p>rand-20-25-25-1000-2,dssp</text:p>
          </table:table-cell>
          <table:table-cell table:formula="of:=[GLOBAL.B27]" office:value-type="float" office:value="3009" calcext:value-type="float">
            <text:p>3009</text:p>
          </table:table-cell>
          <table:table-cell table:formula="of:=[GLOBAL.C27]" office:value-type="float" office:value="0" calcext:value-type="float">
            <text:p>0</text:p>
          </table:table-cell>
          <table:table-cell table:formula="of:=[GLOBAL.D27]" office:value-type="float" office:value="1E+020" calcext:value-type="float">
            <text:p>1E+020</text:p>
          </table:table-cell>
          <table:table-cell table:formula="of:=[GLOBAL.E27]" office:value-type="float" office:value="0" calcext:value-type="float">
            <text:p>0</text:p>
          </table:table-cell>
          <table:table-cell table:formula="of:=[GLOBAL.F27]" office:value-type="float" office:value="1803.224751" calcext:value-type="float">
            <text:p>1803,224751</text:p>
          </table:table-cell>
          <table:table-cell table:formula="of:=[GLOBAL.G27]" office:value-type="float" office:value="5" calcext:value-type="float">
            <text:p>5</text:p>
          </table:table-cell>
          <table:table-cell table:formula="of:=[ra.I27]" office:value-type="float" office:value="746" calcext:value-type="float">
            <text:p>746</text:p>
          </table:table-cell>
          <table:table-cell table:formula="of:=[vns.H27]" office:value-type="float" office:value="746" calcext:value-type="float">
            <text:p>746</text:p>
          </table:table-cell>
          <table:table-cell table:formula="of:=[.H27]-[.I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8]" office:value-type="string" office:string-value="rand-20-25-25-250-1,dssp" calcext:value-type="string">
            <text:p>rand-20-25-25-250-1,dssp</text:p>
          </table:table-cell>
          <table:table-cell table:formula="of:=[GLOBAL.B28]" office:value-type="float" office:value="41940" calcext:value-type="float">
            <text:p>41940</text:p>
          </table:table-cell>
          <table:table-cell table:formula="of:=[GLOBAL.C28]" office:value-type="float" office:value="0" calcext:value-type="float">
            <text:p>0</text:p>
          </table:table-cell>
          <table:table-cell table:formula="of:=[GLOBAL.D28]" office:value-type="float" office:value="1E+020" calcext:value-type="float">
            <text:p>1E+020</text:p>
          </table:table-cell>
          <table:table-cell table:formula="of:=[GLOBAL.E28]" office:value-type="float" office:value="0" calcext:value-type="float">
            <text:p>0</text:p>
          </table:table-cell>
          <table:table-cell table:formula="of:=[GLOBAL.F28]" office:value-type="float" office:value="1801.308135" calcext:value-type="float">
            <text:p>1801,308135</text:p>
          </table:table-cell>
          <table:table-cell table:formula="of:=[GLOBAL.G28]" office:value-type="float" office:value="5" calcext:value-type="float">
            <text:p>5</text:p>
          </table:table-cell>
          <table:table-cell table:formula="of:=[ra.I28]" office:value-type="float" office:value="184" calcext:value-type="float">
            <text:p>184</text:p>
          </table:table-cell>
          <table:table-cell table:formula="of:=[vns.H28]" office:value-type="float" office:value="184" calcext:value-type="float">
            <text:p>184</text:p>
          </table:table-cell>
          <table:table-cell table:formula="of:=[.H28]-[.I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29]" office:value-type="string" office:string-value="rand-20-25-25-250-2,dssp" calcext:value-type="string">
            <text:p>rand-20-25-25-250-2,dssp</text:p>
          </table:table-cell>
          <table:table-cell table:formula="of:=[GLOBAL.B29]" office:value-type="float" office:value="43932" calcext:value-type="float">
            <text:p>43932</text:p>
          </table:table-cell>
          <table:table-cell table:formula="of:=[GLOBAL.C29]" office:value-type="float" office:value="0" calcext:value-type="float">
            <text:p>0</text:p>
          </table:table-cell>
          <table:table-cell table:formula="of:=[GLOBAL.D29]" office:value-type="float" office:value="1E+020" calcext:value-type="float">
            <text:p>1E+020</text:p>
          </table:table-cell>
          <table:table-cell table:formula="of:=[GLOBAL.E29]" office:value-type="float" office:value="0" calcext:value-type="float">
            <text:p>0</text:p>
          </table:table-cell>
          <table:table-cell table:formula="of:=[GLOBAL.F29]" office:value-type="float" office:value="1801.40101" calcext:value-type="float">
            <text:p>1801,40101</text:p>
          </table:table-cell>
          <table:table-cell table:formula="of:=[GLOBAL.G29]" office:value-type="float" office:value="5" calcext:value-type="float">
            <text:p>5</text:p>
          </table:table-cell>
          <table:table-cell table:formula="of:=[ra.I29]" office:value-type="float" office:value="186" calcext:value-type="float">
            <text:p>186</text:p>
          </table:table-cell>
          <table:table-cell table:formula="of:=[vns.H29]" office:value-type="float" office:value="186" calcext:value-type="float">
            <text:p>186</text:p>
          </table:table-cell>
          <table:table-cell table:formula="of:=[.H29]-[.I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0]" office:value-type="string" office:string-value="rand-20-25-25-500-1,dssp" calcext:value-type="string">
            <text:p>rand-20-25-25-500-1,dssp</text:p>
          </table:table-cell>
          <table:table-cell table:formula="of:=[GLOBAL.B30]" office:value-type="float" office:value="6451" calcext:value-type="float">
            <text:p>6451</text:p>
          </table:table-cell>
          <table:table-cell table:formula="of:=[GLOBAL.C30]" office:value-type="float" office:value="0" calcext:value-type="float">
            <text:p>0</text:p>
          </table:table-cell>
          <table:table-cell table:formula="of:=[GLOBAL.D30]" office:value-type="float" office:value="1E+020" calcext:value-type="float">
            <text:p>1E+020</text:p>
          </table:table-cell>
          <table:table-cell table:formula="of:=[GLOBAL.E30]" office:value-type="float" office:value="0" calcext:value-type="float">
            <text:p>0</text:p>
          </table:table-cell>
          <table:table-cell table:formula="of:=[GLOBAL.F30]" office:value-type="float" office:value="1801.169159" calcext:value-type="float">
            <text:p>1801,169159</text:p>
          </table:table-cell>
          <table:table-cell table:formula="of:=[GLOBAL.G30]" office:value-type="float" office:value="5" calcext:value-type="float">
            <text:p>5</text:p>
          </table:table-cell>
          <table:table-cell table:formula="of:=[ra.I30]" office:value-type="float" office:value="374" calcext:value-type="float">
            <text:p>374</text:p>
          </table:table-cell>
          <table:table-cell table:formula="of:=[vns.H30]" office:value-type="float" office:value="374" calcext:value-type="float">
            <text:p>374</text:p>
          </table:table-cell>
          <table:table-cell table:formula="of:=[.H30]-[.I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1]" office:value-type="string" office:string-value="rand-20-25-25-500-2,dssp" calcext:value-type="string">
            <text:p>rand-20-25-25-500-2,dssp</text:p>
          </table:table-cell>
          <table:table-cell table:formula="of:=[GLOBAL.B31]" office:value-type="float" office:value="6105" calcext:value-type="float">
            <text:p>6105</text:p>
          </table:table-cell>
          <table:table-cell table:formula="of:=[GLOBAL.C31]" office:value-type="float" office:value="0" calcext:value-type="float">
            <text:p>0</text:p>
          </table:table-cell>
          <table:table-cell table:formula="of:=[GLOBAL.D31]" office:value-type="float" office:value="1E+020" calcext:value-type="float">
            <text:p>1E+020</text:p>
          </table:table-cell>
          <table:table-cell table:formula="of:=[GLOBAL.E31]" office:value-type="float" office:value="0" calcext:value-type="float">
            <text:p>0</text:p>
          </table:table-cell>
          <table:table-cell table:formula="of:=[GLOBAL.F31]" office:value-type="float" office:value="1801.156362" calcext:value-type="float">
            <text:p>1801,156362</text:p>
          </table:table-cell>
          <table:table-cell table:formula="of:=[GLOBAL.G31]" office:value-type="float" office:value="5" calcext:value-type="float">
            <text:p>5</text:p>
          </table:table-cell>
          <table:table-cell table:formula="of:=[ra.I31]" office:value-type="float" office:value="372" calcext:value-type="float">
            <text:p>372</text:p>
          </table:table-cell>
          <table:table-cell table:formula="of:=[vns.H31]" office:value-type="float" office:value="372" calcext:value-type="float">
            <text:p>372</text:p>
          </table:table-cell>
          <table:table-cell table:formula="of:=[.H31]-[.I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2]" office:value-type="string" office:string-value="rand-20-25-25-750-1,dssp" calcext:value-type="string">
            <text:p>rand-20-25-25-750-1,dssp</text:p>
          </table:table-cell>
          <table:table-cell table:formula="of:=[GLOBAL.B32]" office:value-type="float" office:value="5504" calcext:value-type="float">
            <text:p>5504</text:p>
          </table:table-cell>
          <table:table-cell table:formula="of:=[GLOBAL.C32]" office:value-type="float" office:value="0" calcext:value-type="float">
            <text:p>0</text:p>
          </table:table-cell>
          <table:table-cell table:formula="of:=[GLOBAL.D32]" office:value-type="float" office:value="1E+020" calcext:value-type="float">
            <text:p>1E+020</text:p>
          </table:table-cell>
          <table:table-cell table:formula="of:=[GLOBAL.E32]" office:value-type="float" office:value="0" calcext:value-type="float">
            <text:p>0</text:p>
          </table:table-cell>
          <table:table-cell table:formula="of:=[GLOBAL.F32]" office:value-type="float" office:value="1801.956364" calcext:value-type="float">
            <text:p>1801,956364</text:p>
          </table:table-cell>
          <table:table-cell table:formula="of:=[GLOBAL.G32]" office:value-type="float" office:value="5" calcext:value-type="float">
            <text:p>5</text:p>
          </table:table-cell>
          <table:table-cell table:formula="of:=[ra.I32]" office:value-type="float" office:value="559" calcext:value-type="float">
            <text:p>559</text:p>
          </table:table-cell>
          <table:table-cell table:formula="of:=[vns.H32]" office:value-type="float" office:value="559" calcext:value-type="float">
            <text:p>559</text:p>
          </table:table-cell>
          <table:table-cell table:formula="of:=[.H32]-[.I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3]" office:value-type="string" office:string-value="rand-20-25-25-750-2,dssp" calcext:value-type="string">
            <text:p>rand-20-25-25-750-2,dssp</text:p>
          </table:table-cell>
          <table:table-cell table:formula="of:=[GLOBAL.B33]" office:value-type="float" office:value="4977" calcext:value-type="float">
            <text:p>4977</text:p>
          </table:table-cell>
          <table:table-cell table:formula="of:=[GLOBAL.C33]" office:value-type="float" office:value="0" calcext:value-type="float">
            <text:p>0</text:p>
          </table:table-cell>
          <table:table-cell table:formula="of:=[GLOBAL.D33]" office:value-type="float" office:value="1E+020" calcext:value-type="float">
            <text:p>1E+020</text:p>
          </table:table-cell>
          <table:table-cell table:formula="of:=[GLOBAL.E33]" office:value-type="float" office:value="0" calcext:value-type="float">
            <text:p>0</text:p>
          </table:table-cell>
          <table:table-cell table:formula="of:=[GLOBAL.F33]" office:value-type="float" office:value="1801.941073" calcext:value-type="float">
            <text:p>1801,941073</text:p>
          </table:table-cell>
          <table:table-cell table:formula="of:=[GLOBAL.G33]" office:value-type="float" office:value="5" calcext:value-type="float">
            <text:p>5</text:p>
          </table:table-cell>
          <table:table-cell table:formula="of:=[ra.I33]" office:value-type="float" office:value="558" calcext:value-type="float">
            <text:p>558</text:p>
          </table:table-cell>
          <table:table-cell table:formula="of:=[vns.H33]" office:value-type="float" office:value="558" calcext:value-type="float">
            <text:p>558</text:p>
          </table:table-cell>
          <table:table-cell table:formula="of:=[.H33]-[.I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4]" office:value-type="string" office:string-value="rand-20-5-5-1000-1,dssp" calcext:value-type="string">
            <text:p>rand-20-5-5-1000-1,dssp</text:p>
          </table:table-cell>
          <table:table-cell table:formula="of:=[GLOBAL.B34]" office:value-type="float" office:value="47273" calcext:value-type="float">
            <text:p>47273</text:p>
          </table:table-cell>
          <table:table-cell table:formula="of:=[GLOBAL.C34]" office:value-type="float" office:value="0" calcext:value-type="float">
            <text:p>0</text:p>
          </table:table-cell>
          <table:table-cell table:formula="of:=[GLOBAL.D34]" office:value-type="float" office:value="524" calcext:value-type="float">
            <text:p>524</text:p>
          </table:table-cell>
          <table:table-cell table:formula="of:=[GLOBAL.E34]" office:value-type="float" office:value="0" calcext:value-type="float">
            <text:p>0</text:p>
          </table:table-cell>
          <table:table-cell table:formula="of:=[GLOBAL.F34]" office:value-type="float" office:value="1801.176399" calcext:value-type="float">
            <text:p>1801,176399</text:p>
          </table:table-cell>
          <table:table-cell table:formula="of:=[GLOBAL.G34]" office:value-type="float" office:value="5" calcext:value-type="float">
            <text:p>5</text:p>
          </table:table-cell>
          <table:table-cell table:formula="of:=[ra.I34]" office:value-type="float" office:value="745" calcext:value-type="float">
            <text:p>745</text:p>
          </table:table-cell>
          <table:table-cell table:formula="of:=[vns.H34]" office:value-type="float" office:value="745" calcext:value-type="float">
            <text:p>745</text:p>
          </table:table-cell>
          <table:table-cell table:formula="of:=[.H34]-[.I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5]" office:value-type="string" office:string-value="rand-20-5-5-1000-2,dssp" calcext:value-type="string">
            <text:p>rand-20-5-5-1000-2,dssp</text:p>
          </table:table-cell>
          <table:table-cell table:formula="of:=[GLOBAL.B35]" office:value-type="float" office:value="52223" calcext:value-type="float">
            <text:p>52223</text:p>
          </table:table-cell>
          <table:table-cell table:formula="of:=[GLOBAL.C35]" office:value-type="float" office:value="0" calcext:value-type="float">
            <text:p>0</text:p>
          </table:table-cell>
          <table:table-cell table:formula="of:=[GLOBAL.D35]" office:value-type="float" office:value="499" calcext:value-type="float">
            <text:p>499</text:p>
          </table:table-cell>
          <table:table-cell table:formula="of:=[GLOBAL.E35]" office:value-type="float" office:value="0" calcext:value-type="float">
            <text:p>0</text:p>
          </table:table-cell>
          <table:table-cell table:formula="of:=[GLOBAL.F35]" office:value-type="float" office:value="1801.117418" calcext:value-type="float">
            <text:p>1801,117418</text:p>
          </table:table-cell>
          <table:table-cell table:formula="of:=[GLOBAL.G35]" office:value-type="float" office:value="5" calcext:value-type="float">
            <text:p>5</text:p>
          </table:table-cell>
          <table:table-cell table:formula="of:=[ra.I35]" office:value-type="float" office:value="745" calcext:value-type="float">
            <text:p>745</text:p>
          </table:table-cell>
          <table:table-cell table:formula="of:=[vns.H35]" office:value-type="float" office:value="745" calcext:value-type="float">
            <text:p>745</text:p>
          </table:table-cell>
          <table:table-cell table:formula="of:=[.H35]-[.I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6]" office:value-type="string" office:string-value="rand-20-5-5-250-1,dssp" calcext:value-type="string">
            <text:p>rand-20-5-5-250-1,dssp</text:p>
          </table:table-cell>
          <table:table-cell table:formula="of:=[GLOBAL.B36]" office:value-type="float" office:value="445229" calcext:value-type="float">
            <text:p>445229</text:p>
          </table:table-cell>
          <table:table-cell table:formula="of:=[GLOBAL.C36]" office:value-type="float" office:value="111" calcext:value-type="float">
            <text:p>111</text:p>
          </table:table-cell>
          <table:table-cell table:formula="of:=[GLOBAL.D36]" office:value-type="float" office:value="111" calcext:value-type="float">
            <text:p>111</text:p>
          </table:table-cell>
          <table:table-cell table:formula="of:=[GLOBAL.E36]" office:value-type="float" office:value="0" calcext:value-type="float">
            <text:p>0</text:p>
          </table:table-cell>
          <table:table-cell table:formula="of:=[GLOBAL.F36]" office:value-type="float" office:value="757.407952" calcext:value-type="float">
            <text:p>757,407952</text:p>
          </table:table-cell>
          <table:table-cell table:formula="of:=[GLOBAL.G36]" office:value-type="float" office:value="10" calcext:value-type="float">
            <text:p>10</text:p>
          </table:table-cell>
          <table:table-cell table:formula="of:=[ra.I36]" office:value-type="float" office:value="183" calcext:value-type="float">
            <text:p>183</text:p>
          </table:table-cell>
          <table:table-cell table:formula="of:=[vns.H36]" office:value-type="float" office:value="183" calcext:value-type="float">
            <text:p>183</text:p>
          </table:table-cell>
          <table:table-cell table:formula="of:=[.H36]-[.I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7]" office:value-type="string" office:string-value="rand-20-5-5-250-2,dssp" calcext:value-type="string">
            <text:p>rand-20-5-5-250-2,dssp</text:p>
          </table:table-cell>
          <table:table-cell table:formula="of:=[GLOBAL.B37]" office:value-type="float" office:value="183996" calcext:value-type="float">
            <text:p>183996</text:p>
          </table:table-cell>
          <table:table-cell table:formula="of:=[GLOBAL.C37]" office:value-type="float" office:value="75" calcext:value-type="float">
            <text:p>75</text:p>
          </table:table-cell>
          <table:table-cell table:formula="of:=[GLOBAL.D37]" office:value-type="float" office:value="75" calcext:value-type="float">
            <text:p>75</text:p>
          </table:table-cell>
          <table:table-cell table:formula="of:=[GLOBAL.E37]" office:value-type="float" office:value="0" calcext:value-type="float">
            <text:p>0</text:p>
          </table:table-cell>
          <table:table-cell table:formula="of:=[GLOBAL.F37]" office:value-type="float" office:value="331.906633" calcext:value-type="float">
            <text:p>331,906633</text:p>
          </table:table-cell>
          <table:table-cell table:formula="of:=[GLOBAL.G37]" office:value-type="float" office:value="10" calcext:value-type="float">
            <text:p>10</text:p>
          </table:table-cell>
          <table:table-cell table:formula="of:=[ra.I37]" office:value-type="float" office:value="185" calcext:value-type="float">
            <text:p>185</text:p>
          </table:table-cell>
          <table:table-cell table:formula="of:=[vns.H37]" office:value-type="float" office:value="185" calcext:value-type="float">
            <text:p>185</text:p>
          </table:table-cell>
          <table:table-cell table:formula="of:=[.H37]-[.I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8]" office:value-type="string" office:string-value="rand-20-5-5-500-1,dssp" calcext:value-type="string">
            <text:p>rand-20-5-5-500-1,dssp</text:p>
          </table:table-cell>
          <table:table-cell table:formula="of:=[GLOBAL.B38]" office:value-type="float" office:value="251469" calcext:value-type="float">
            <text:p>251469</text:p>
          </table:table-cell>
          <table:table-cell table:formula="of:=[GLOBAL.C38]" office:value-type="float" office:value="0" calcext:value-type="float">
            <text:p>0</text:p>
          </table:table-cell>
          <table:table-cell table:formula="of:=[GLOBAL.D38]" office:value-type="float" office:value="249" calcext:value-type="float">
            <text:p>249</text:p>
          </table:table-cell>
          <table:table-cell table:formula="of:=[GLOBAL.E38]" office:value-type="float" office:value="0" calcext:value-type="float">
            <text:p>0</text:p>
          </table:table-cell>
          <table:table-cell table:formula="of:=[GLOBAL.F38]" office:value-type="float" office:value="1801.899842" calcext:value-type="float">
            <text:p>1801,899842</text:p>
          </table:table-cell>
          <table:table-cell table:formula="of:=[GLOBAL.G38]" office:value-type="float" office:value="5" calcext:value-type="float">
            <text:p>5</text:p>
          </table:table-cell>
          <table:table-cell table:formula="of:=[ra.I38]" office:value-type="float" office:value="371" calcext:value-type="float">
            <text:p>371</text:p>
          </table:table-cell>
          <table:table-cell table:formula="of:=[vns.H38]" office:value-type="float" office:value="371" calcext:value-type="float">
            <text:p>371</text:p>
          </table:table-cell>
          <table:table-cell table:formula="of:=[.H38]-[.I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39]" office:value-type="string" office:string-value="rand-20-5-5-500-2,dssp" calcext:value-type="string">
            <text:p>rand-20-5-5-500-2,dssp</text:p>
          </table:table-cell>
          <table:table-cell table:formula="of:=[GLOBAL.B39]" office:value-type="float" office:value="294294" calcext:value-type="float">
            <text:p>294294</text:p>
          </table:table-cell>
          <table:table-cell table:formula="of:=[GLOBAL.C39]" office:value-type="float" office:value="0" calcext:value-type="float">
            <text:p>0</text:p>
          </table:table-cell>
          <table:table-cell table:formula="of:=[GLOBAL.D39]" office:value-type="float" office:value="207" calcext:value-type="float">
            <text:p>207</text:p>
          </table:table-cell>
          <table:table-cell table:formula="of:=[GLOBAL.E39]" office:value-type="float" office:value="0" calcext:value-type="float">
            <text:p>0</text:p>
          </table:table-cell>
          <table:table-cell table:formula="of:=[GLOBAL.F39]" office:value-type="float" office:value="1801.573739" calcext:value-type="float">
            <text:p>1801,573739</text:p>
          </table:table-cell>
          <table:table-cell table:formula="of:=[GLOBAL.G39]" office:value-type="float" office:value="5" calcext:value-type="float">
            <text:p>5</text:p>
          </table:table-cell>
          <table:table-cell table:formula="of:=[ra.I39]" office:value-type="float" office:value="371" calcext:value-type="float">
            <text:p>371</text:p>
          </table:table-cell>
          <table:table-cell table:formula="of:=[vns.H39]" office:value-type="float" office:value="371" calcext:value-type="float">
            <text:p>371</text:p>
          </table:table-cell>
          <table:table-cell table:formula="of:=[.H39]-[.I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0]" office:value-type="string" office:string-value="rand-20-5-5-750-1,dssp" calcext:value-type="string">
            <text:p>rand-20-5-5-750-1,dssp</text:p>
          </table:table-cell>
          <table:table-cell table:formula="of:=[GLOBAL.B40]" office:value-type="float" office:value="11857" calcext:value-type="float">
            <text:p>11857</text:p>
          </table:table-cell>
          <table:table-cell table:formula="of:=[GLOBAL.C40]" office:value-type="float" office:value="0" calcext:value-type="float">
            <text:p>0</text:p>
          </table:table-cell>
          <table:table-cell table:formula="of:=[GLOBAL.D40]" office:value-type="float" office:value="1E+020" calcext:value-type="float">
            <text:p>1E+020</text:p>
          </table:table-cell>
          <table:table-cell table:formula="of:=[GLOBAL.E40]" office:value-type="float" office:value="0" calcext:value-type="float">
            <text:p>0</text:p>
          </table:table-cell>
          <table:table-cell table:formula="of:=[GLOBAL.F40]" office:value-type="float" office:value="1801.415917" calcext:value-type="float">
            <text:p>1801,415917</text:p>
          </table:table-cell>
          <table:table-cell table:formula="of:=[GLOBAL.G40]" office:value-type="float" office:value="5" calcext:value-type="float">
            <text:p>5</text:p>
          </table:table-cell>
          <table:table-cell table:formula="of:=[ra.I40]" office:value-type="float" office:value="557" calcext:value-type="float">
            <text:p>557</text:p>
          </table:table-cell>
          <table:table-cell table:formula="of:=[vns.H40]" office:value-type="float" office:value="557" calcext:value-type="float">
            <text:p>557</text:p>
          </table:table-cell>
          <table:table-cell table:formula="of:=[.H40]-[.I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1]" office:value-type="string" office:string-value="rand-20-5-5-750-2,dssp" calcext:value-type="string">
            <text:p>rand-20-5-5-750-2,dssp</text:p>
          </table:table-cell>
          <table:table-cell table:formula="of:=[GLOBAL.B41]" office:value-type="float" office:value="11118" calcext:value-type="float">
            <text:p>11118</text:p>
          </table:table-cell>
          <table:table-cell table:formula="of:=[GLOBAL.C41]" office:value-type="float" office:value="0" calcext:value-type="float">
            <text:p>0</text:p>
          </table:table-cell>
          <table:table-cell table:formula="of:=[GLOBAL.D41]" office:value-type="float" office:value="1E+020" calcext:value-type="float">
            <text:p>1E+020</text:p>
          </table:table-cell>
          <table:table-cell table:formula="of:=[GLOBAL.E41]" office:value-type="float" office:value="0" calcext:value-type="float">
            <text:p>0</text:p>
          </table:table-cell>
          <table:table-cell table:formula="of:=[GLOBAL.F41]" office:value-type="float" office:value="1801.247813" calcext:value-type="float">
            <text:p>1801,247813</text:p>
          </table:table-cell>
          <table:table-cell table:formula="of:=[GLOBAL.G41]" office:value-type="float" office:value="5" calcext:value-type="float">
            <text:p>5</text:p>
          </table:table-cell>
          <table:table-cell table:formula="of:=[ra.I41]" office:value-type="float" office:value="558" calcext:value-type="float">
            <text:p>558</text:p>
          </table:table-cell>
          <table:table-cell table:formula="of:=[vns.H41]" office:value-type="float" office:value="558" calcext:value-type="float">
            <text:p>558</text:p>
          </table:table-cell>
          <table:table-cell table:formula="of:=[.H41]-[.I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2]" office:value-type="string" office:string-value="rand-4-10-10-1000-1,dssp" calcext:value-type="string">
            <text:p>rand-4-10-10-1000-1,dssp</text:p>
          </table:table-cell>
          <table:table-cell table:formula="of:=[GLOBAL.B42]" office:value-type="float" office:value="2499" calcext:value-type="float">
            <text:p>2499</text:p>
          </table:table-cell>
          <table:table-cell table:formula="of:=[GLOBAL.C42]" office:value-type="float" office:value="0" calcext:value-type="float">
            <text:p>0</text:p>
          </table:table-cell>
          <table:table-cell table:formula="of:=[GLOBAL.D42]" office:value-type="float" office:value="461" calcext:value-type="float">
            <text:p>461</text:p>
          </table:table-cell>
          <table:table-cell table:formula="of:=[GLOBAL.E42]" office:value-type="float" office:value="0" calcext:value-type="float">
            <text:p>0</text:p>
          </table:table-cell>
          <table:table-cell table:formula="of:=[GLOBAL.F42]" office:value-type="float" office:value="1801.161752" calcext:value-type="float">
            <text:p>1801,161752</text:p>
          </table:table-cell>
          <table:table-cell table:formula="of:=[GLOBAL.G42]" office:value-type="float" office:value="5" calcext:value-type="float">
            <text:p>5</text:p>
          </table:table-cell>
          <table:table-cell table:formula="of:=[ra.I42]" office:value-type="float" office:value="574" calcext:value-type="float">
            <text:p>574</text:p>
          </table:table-cell>
          <table:table-cell table:formula="of:=[vns.H42]" office:value-type="float" office:value="574" calcext:value-type="float">
            <text:p>574</text:p>
          </table:table-cell>
          <table:table-cell table:formula="of:=[.H42]-[.I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3]" office:value-type="string" office:string-value="rand-4-10-10-1000-2,dssp" calcext:value-type="string">
            <text:p>rand-4-10-10-1000-2,dssp</text:p>
          </table:table-cell>
          <table:table-cell table:formula="of:=[GLOBAL.B43]" office:value-type="float" office:value="3156" calcext:value-type="float">
            <text:p>3156</text:p>
          </table:table-cell>
          <table:table-cell table:formula="of:=[GLOBAL.C43]" office:value-type="float" office:value="0" calcext:value-type="float">
            <text:p>0</text:p>
          </table:table-cell>
          <table:table-cell table:formula="of:=[GLOBAL.D43]" office:value-type="float" office:value="454" calcext:value-type="float">
            <text:p>454</text:p>
          </table:table-cell>
          <table:table-cell table:formula="of:=[GLOBAL.E43]" office:value-type="float" office:value="0" calcext:value-type="float">
            <text:p>0</text:p>
          </table:table-cell>
          <table:table-cell table:formula="of:=[GLOBAL.F43]" office:value-type="float" office:value="1801.102051" calcext:value-type="float">
            <text:p>1801,102051</text:p>
          </table:table-cell>
          <table:table-cell table:formula="of:=[GLOBAL.G43]" office:value-type="float" office:value="5" calcext:value-type="float">
            <text:p>5</text:p>
          </table:table-cell>
          <table:table-cell table:formula="of:=[ra.I43]" office:value-type="float" office:value="572" calcext:value-type="float">
            <text:p>572</text:p>
          </table:table-cell>
          <table:table-cell table:formula="of:=[vns.H43]" office:value-type="float" office:value="572" calcext:value-type="float">
            <text:p>572</text:p>
          </table:table-cell>
          <table:table-cell table:formula="of:=[.H43]-[.I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4]" office:value-type="string" office:string-value="rand-4-10-10-250-1,dssp" calcext:value-type="string">
            <text:p>rand-4-10-10-250-1,dssp</text:p>
          </table:table-cell>
          <table:table-cell table:formula="of:=[GLOBAL.B44]" office:value-type="float" office:value="297433" calcext:value-type="float">
            <text:p>297433</text:p>
          </table:table-cell>
          <table:table-cell table:formula="of:=[GLOBAL.C44]" office:value-type="float" office:value="0" calcext:value-type="float">
            <text:p>0</text:p>
          </table:table-cell>
          <table:table-cell table:formula="of:=[GLOBAL.D44]" office:value-type="float" office:value="112" calcext:value-type="float">
            <text:p>112</text:p>
          </table:table-cell>
          <table:table-cell table:formula="of:=[GLOBAL.E44]" office:value-type="float" office:value="0" calcext:value-type="float">
            <text:p>0</text:p>
          </table:table-cell>
          <table:table-cell table:formula="of:=[GLOBAL.F44]" office:value-type="float" office:value="1801.630419" calcext:value-type="float">
            <text:p>1801,630419</text:p>
          </table:table-cell>
          <table:table-cell table:formula="of:=[GLOBAL.G44]" office:value-type="float" office:value="5" calcext:value-type="float">
            <text:p>5</text:p>
          </table:table-cell>
          <table:table-cell table:formula="of:=[ra.I44]" office:value-type="float" office:value="144" calcext:value-type="float">
            <text:p>144</text:p>
          </table:table-cell>
          <table:table-cell table:formula="of:=[vns.H44]" office:value-type="float" office:value="144" calcext:value-type="float">
            <text:p>144</text:p>
          </table:table-cell>
          <table:table-cell table:formula="of:=[.H44]-[.I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5]" office:value-type="string" office:string-value="rand-4-10-10-250-2,dssp" calcext:value-type="string">
            <text:p>rand-4-10-10-250-2,dssp</text:p>
          </table:table-cell>
          <table:table-cell table:formula="of:=[GLOBAL.B45]" office:value-type="float" office:value="324722" calcext:value-type="float">
            <text:p>324722</text:p>
          </table:table-cell>
          <table:table-cell table:formula="of:=[GLOBAL.C45]" office:value-type="float" office:value="0" calcext:value-type="float">
            <text:p>0</text:p>
          </table:table-cell>
          <table:table-cell table:formula="of:=[GLOBAL.D45]" office:value-type="float" office:value="108" calcext:value-type="float">
            <text:p>108</text:p>
          </table:table-cell>
          <table:table-cell table:formula="of:=[GLOBAL.E45]" office:value-type="float" office:value="0" calcext:value-type="float">
            <text:p>0</text:p>
          </table:table-cell>
          <table:table-cell table:formula="of:=[GLOBAL.F45]" office:value-type="float" office:value="1801.862468" calcext:value-type="float">
            <text:p>1801,862468</text:p>
          </table:table-cell>
          <table:table-cell table:formula="of:=[GLOBAL.G45]" office:value-type="float" office:value="5" calcext:value-type="float">
            <text:p>5</text:p>
          </table:table-cell>
          <table:table-cell table:formula="of:=[ra.I45]" office:value-type="float" office:value="144" calcext:value-type="float">
            <text:p>144</text:p>
          </table:table-cell>
          <table:table-cell table:formula="of:=[vns.H45]" office:value-type="float" office:value="144" calcext:value-type="float">
            <text:p>144</text:p>
          </table:table-cell>
          <table:table-cell table:formula="of:=[.H45]-[.I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6]" office:value-type="string" office:string-value="rand-4-10-10-500-1,dssp" calcext:value-type="string">
            <text:p>rand-4-10-10-500-1,dssp</text:p>
          </table:table-cell>
          <table:table-cell table:formula="of:=[GLOBAL.B46]" office:value-type="float" office:value="32893" calcext:value-type="float">
            <text:p>32893</text:p>
          </table:table-cell>
          <table:table-cell table:formula="of:=[GLOBAL.C46]" office:value-type="float" office:value="0" calcext:value-type="float">
            <text:p>0</text:p>
          </table:table-cell>
          <table:table-cell table:formula="of:=[GLOBAL.D46]" office:value-type="float" office:value="226" calcext:value-type="float">
            <text:p>226</text:p>
          </table:table-cell>
          <table:table-cell table:formula="of:=[GLOBAL.E46]" office:value-type="float" office:value="0" calcext:value-type="float">
            <text:p>0</text:p>
          </table:table-cell>
          <table:table-cell table:formula="of:=[GLOBAL.F46]" office:value-type="float" office:value="1800.956348" calcext:value-type="float">
            <text:p>1800,956348</text:p>
          </table:table-cell>
          <table:table-cell table:formula="of:=[GLOBAL.G46]" office:value-type="float" office:value="5" calcext:value-type="float">
            <text:p>5</text:p>
          </table:table-cell>
          <table:table-cell table:formula="of:=[ra.I46]" office:value-type="float" office:value="283" calcext:value-type="float">
            <text:p>283</text:p>
          </table:table-cell>
          <table:table-cell table:formula="of:=[vns.H46]" office:value-type="float" office:value="283" calcext:value-type="float">
            <text:p>283</text:p>
          </table:table-cell>
          <table:table-cell table:formula="of:=[.H46]-[.I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7]" office:value-type="string" office:string-value="rand-4-10-10-500-2,dssp" calcext:value-type="string">
            <text:p>rand-4-10-10-500-2,dssp</text:p>
          </table:table-cell>
          <table:table-cell table:formula="of:=[GLOBAL.B47]" office:value-type="float" office:value="40167" calcext:value-type="float">
            <text:p>40167</text:p>
          </table:table-cell>
          <table:table-cell table:formula="of:=[GLOBAL.C47]" office:value-type="float" office:value="0" calcext:value-type="float">
            <text:p>0</text:p>
          </table:table-cell>
          <table:table-cell table:formula="of:=[GLOBAL.D47]" office:value-type="float" office:value="225" calcext:value-type="float">
            <text:p>225</text:p>
          </table:table-cell>
          <table:table-cell table:formula="of:=[GLOBAL.E47]" office:value-type="float" office:value="0" calcext:value-type="float">
            <text:p>0</text:p>
          </table:table-cell>
          <table:table-cell table:formula="of:=[GLOBAL.F47]" office:value-type="float" office:value="1800.90468" calcext:value-type="float">
            <text:p>1800,90468</text:p>
          </table:table-cell>
          <table:table-cell table:formula="of:=[GLOBAL.G47]" office:value-type="float" office:value="5" calcext:value-type="float">
            <text:p>5</text:p>
          </table:table-cell>
          <table:table-cell table:formula="of:=[ra.I47]" office:value-type="float" office:value="288" calcext:value-type="float">
            <text:p>288</text:p>
          </table:table-cell>
          <table:table-cell table:formula="of:=[vns.H47]" office:value-type="float" office:value="288" calcext:value-type="float">
            <text:p>288</text:p>
          </table:table-cell>
          <table:table-cell table:formula="of:=[.H47]-[.I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8]" office:value-type="string" office:string-value="rand-4-10-10-750-1,dssp" calcext:value-type="string">
            <text:p>rand-4-10-10-750-1,dssp</text:p>
          </table:table-cell>
          <table:table-cell table:formula="of:=[GLOBAL.B48]" office:value-type="float" office:value="5462" calcext:value-type="float">
            <text:p>5462</text:p>
          </table:table-cell>
          <table:table-cell table:formula="of:=[GLOBAL.C48]" office:value-type="float" office:value="0" calcext:value-type="float">
            <text:p>0</text:p>
          </table:table-cell>
          <table:table-cell table:formula="of:=[GLOBAL.D48]" office:value-type="float" office:value="1E+020" calcext:value-type="float">
            <text:p>1E+020</text:p>
          </table:table-cell>
          <table:table-cell table:formula="of:=[GLOBAL.E48]" office:value-type="float" office:value="0" calcext:value-type="float">
            <text:p>0</text:p>
          </table:table-cell>
          <table:table-cell table:formula="of:=[GLOBAL.F48]" office:value-type="float" office:value="1800.864104" calcext:value-type="float">
            <text:p>1800,864104</text:p>
          </table:table-cell>
          <table:table-cell table:formula="of:=[GLOBAL.G48]" office:value-type="float" office:value="5" calcext:value-type="float">
            <text:p>5</text:p>
          </table:table-cell>
          <table:table-cell table:formula="of:=[ra.I48]" office:value-type="float" office:value="429" calcext:value-type="float">
            <text:p>429</text:p>
          </table:table-cell>
          <table:table-cell table:formula="of:=[vns.H48]" office:value-type="float" office:value="429" calcext:value-type="float">
            <text:p>429</text:p>
          </table:table-cell>
          <table:table-cell table:formula="of:=[.H48]-[.I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49]" office:value-type="string" office:string-value="rand-4-10-10-750-2,dssp" calcext:value-type="string">
            <text:p>rand-4-10-10-750-2,dssp</text:p>
          </table:table-cell>
          <table:table-cell table:formula="of:=[GLOBAL.B49]" office:value-type="float" office:value="5467" calcext:value-type="float">
            <text:p>5467</text:p>
          </table:table-cell>
          <table:table-cell table:formula="of:=[GLOBAL.C49]" office:value-type="float" office:value="0" calcext:value-type="float">
            <text:p>0</text:p>
          </table:table-cell>
          <table:table-cell table:formula="of:=[GLOBAL.D49]" office:value-type="float" office:value="1E+020" calcext:value-type="float">
            <text:p>1E+020</text:p>
          </table:table-cell>
          <table:table-cell table:formula="of:=[GLOBAL.E49]" office:value-type="float" office:value="0" calcext:value-type="float">
            <text:p>0</text:p>
          </table:table-cell>
          <table:table-cell table:formula="of:=[GLOBAL.F49]" office:value-type="float" office:value="1800.87035" calcext:value-type="float">
            <text:p>1800,87035</text:p>
          </table:table-cell>
          <table:table-cell table:formula="of:=[GLOBAL.G49]" office:value-type="float" office:value="5" calcext:value-type="float">
            <text:p>5</text:p>
          </table:table-cell>
          <table:table-cell table:formula="of:=[ra.I49]" office:value-type="float" office:value="432" calcext:value-type="float">
            <text:p>432</text:p>
          </table:table-cell>
          <table:table-cell table:formula="of:=[vns.H49]" office:value-type="float" office:value="432" calcext:value-type="float">
            <text:p>432</text:p>
          </table:table-cell>
          <table:table-cell table:formula="of:=[.H49]-[.I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0]" office:value-type="string" office:string-value="rand-4-15-15-1000-1,dssp" calcext:value-type="string">
            <text:p>rand-4-15-15-1000-1,dssp</text:p>
          </table:table-cell>
          <table:table-cell table:formula="of:=[GLOBAL.B50]" office:value-type="float" office:value="1302" calcext:value-type="float">
            <text:p>1302</text:p>
          </table:table-cell>
          <table:table-cell table:formula="of:=[GLOBAL.C50]" office:value-type="float" office:value="0" calcext:value-type="float">
            <text:p>0</text:p>
          </table:table-cell>
          <table:table-cell table:formula="of:=[GLOBAL.D50]" office:value-type="float" office:value="1E+020" calcext:value-type="float">
            <text:p>1E+020</text:p>
          </table:table-cell>
          <table:table-cell table:formula="of:=[GLOBAL.E50]" office:value-type="float" office:value="0" calcext:value-type="float">
            <text:p>0</text:p>
          </table:table-cell>
          <table:table-cell table:formula="of:=[GLOBAL.F50]" office:value-type="float" office:value="1801.343382" calcext:value-type="float">
            <text:p>1801,343382</text:p>
          </table:table-cell>
          <table:table-cell table:formula="of:=[GLOBAL.G50]" office:value-type="float" office:value="5" calcext:value-type="float">
            <text:p>5</text:p>
          </table:table-cell>
          <table:table-cell table:formula="of:=[ra.I50]" office:value-type="float" office:value="578" calcext:value-type="float">
            <text:p>578</text:p>
          </table:table-cell>
          <table:table-cell table:formula="of:=[vns.H50]" office:value-type="float" office:value="578" calcext:value-type="float">
            <text:p>578</text:p>
          </table:table-cell>
          <table:table-cell table:formula="of:=[.H50]-[.I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1]" office:value-type="string" office:string-value="rand-4-15-15-1000-2,dssp" calcext:value-type="string">
            <text:p>rand-4-15-15-1000-2,dssp</text:p>
          </table:table-cell>
          <table:table-cell table:formula="of:=[GLOBAL.B51]" office:value-type="float" office:value="2091" calcext:value-type="float">
            <text:p>2091</text:p>
          </table:table-cell>
          <table:table-cell table:formula="of:=[GLOBAL.C51]" office:value-type="float" office:value="0" calcext:value-type="float">
            <text:p>0</text:p>
          </table:table-cell>
          <table:table-cell table:formula="of:=[GLOBAL.D51]" office:value-type="float" office:value="1E+020" calcext:value-type="float">
            <text:p>1E+020</text:p>
          </table:table-cell>
          <table:table-cell table:formula="of:=[GLOBAL.E51]" office:value-type="float" office:value="0" calcext:value-type="float">
            <text:p>0</text:p>
          </table:table-cell>
          <table:table-cell table:formula="of:=[GLOBAL.F51]" office:value-type="float" office:value="1801.38616" calcext:value-type="float">
            <text:p>1801,38616</text:p>
          </table:table-cell>
          <table:table-cell table:formula="of:=[GLOBAL.G51]" office:value-type="float" office:value="5" calcext:value-type="float">
            <text:p>5</text:p>
          </table:table-cell>
          <table:table-cell table:formula="of:=[ra.I51]" office:value-type="float" office:value="571" calcext:value-type="float">
            <text:p>571</text:p>
          </table:table-cell>
          <table:table-cell table:formula="of:=[vns.H51]" office:value-type="float" office:value="571" calcext:value-type="float">
            <text:p>571</text:p>
          </table:table-cell>
          <table:table-cell table:formula="of:=[.H51]-[.I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2]" office:value-type="string" office:string-value="rand-4-15-15-250-1,dssp" calcext:value-type="string">
            <text:p>rand-4-15-15-250-1,dssp</text:p>
          </table:table-cell>
          <table:table-cell table:formula="of:=[GLOBAL.B52]" office:value-type="float" office:value="126383" calcext:value-type="float">
            <text:p>126383</text:p>
          </table:table-cell>
          <table:table-cell table:formula="of:=[GLOBAL.C52]" office:value-type="float" office:value="0" calcext:value-type="float">
            <text:p>0</text:p>
          </table:table-cell>
          <table:table-cell table:formula="of:=[GLOBAL.D52]" office:value-type="float" office:value="121" calcext:value-type="float">
            <text:p>121</text:p>
          </table:table-cell>
          <table:table-cell table:formula="of:=[GLOBAL.E52]" office:value-type="float" office:value="0" calcext:value-type="float">
            <text:p>0</text:p>
          </table:table-cell>
          <table:table-cell table:formula="of:=[GLOBAL.F52]" office:value-type="float" office:value="1801.400007" calcext:value-type="float">
            <text:p>1801,400007</text:p>
          </table:table-cell>
          <table:table-cell table:formula="of:=[GLOBAL.G52]" office:value-type="float" office:value="5" calcext:value-type="float">
            <text:p>5</text:p>
          </table:table-cell>
          <table:table-cell table:formula="of:=[ra.I52]" office:value-type="float" office:value="147" calcext:value-type="float">
            <text:p>147</text:p>
          </table:table-cell>
          <table:table-cell table:formula="of:=[vns.H52]" office:value-type="float" office:value="147" calcext:value-type="float">
            <text:p>147</text:p>
          </table:table-cell>
          <table:table-cell table:formula="of:=[.H52]-[.I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3]" office:value-type="string" office:string-value="rand-4-15-15-250-2,dssp" calcext:value-type="string">
            <text:p>rand-4-15-15-250-2,dssp</text:p>
          </table:table-cell>
          <table:table-cell table:formula="of:=[GLOBAL.B53]" office:value-type="float" office:value="132743" calcext:value-type="float">
            <text:p>132743</text:p>
          </table:table-cell>
          <table:table-cell table:formula="of:=[GLOBAL.C53]" office:value-type="float" office:value="0" calcext:value-type="float">
            <text:p>0</text:p>
          </table:table-cell>
          <table:table-cell table:formula="of:=[GLOBAL.D53]" office:value-type="float" office:value="121" calcext:value-type="float">
            <text:p>121</text:p>
          </table:table-cell>
          <table:table-cell table:formula="of:=[GLOBAL.E53]" office:value-type="float" office:value="0" calcext:value-type="float">
            <text:p>0</text:p>
          </table:table-cell>
          <table:table-cell table:formula="of:=[GLOBAL.F53]" office:value-type="float" office:value="1801.159267" calcext:value-type="float">
            <text:p>1801,159267</text:p>
          </table:table-cell>
          <table:table-cell table:formula="of:=[GLOBAL.G53]" office:value-type="float" office:value="5" calcext:value-type="float">
            <text:p>5</text:p>
          </table:table-cell>
          <table:table-cell table:formula="of:=[ra.I53]" office:value-type="float" office:value="147" calcext:value-type="float">
            <text:p>147</text:p>
          </table:table-cell>
          <table:table-cell table:formula="of:=[vns.H53]" office:value-type="float" office:value="147" calcext:value-type="float">
            <text:p>147</text:p>
          </table:table-cell>
          <table:table-cell table:formula="of:=[.H53]-[.I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4]" office:value-type="string" office:string-value="rand-4-15-15-500-1,dssp" calcext:value-type="string">
            <text:p>rand-4-15-15-500-1,dssp</text:p>
          </table:table-cell>
          <table:table-cell table:formula="of:=[GLOBAL.B54]" office:value-type="float" office:value="14341" calcext:value-type="float">
            <text:p>14341</text:p>
          </table:table-cell>
          <table:table-cell table:formula="of:=[GLOBAL.C54]" office:value-type="float" office:value="0" calcext:value-type="float">
            <text:p>0</text:p>
          </table:table-cell>
          <table:table-cell table:formula="of:=[GLOBAL.D54]" office:value-type="float" office:value="243" calcext:value-type="float">
            <text:p>243</text:p>
          </table:table-cell>
          <table:table-cell table:formula="of:=[GLOBAL.E54]" office:value-type="float" office:value="0" calcext:value-type="float">
            <text:p>0</text:p>
          </table:table-cell>
          <table:table-cell table:formula="of:=[GLOBAL.F54]" office:value-type="float" office:value="1800.782067" calcext:value-type="float">
            <text:p>1800,782067</text:p>
          </table:table-cell>
          <table:table-cell table:formula="of:=[GLOBAL.G54]" office:value-type="float" office:value="5" calcext:value-type="float">
            <text:p>5</text:p>
          </table:table-cell>
          <table:table-cell table:formula="of:=[ra.I54]" office:value-type="float" office:value="286" calcext:value-type="float">
            <text:p>286</text:p>
          </table:table-cell>
          <table:table-cell table:formula="of:=[vns.H54]" office:value-type="float" office:value="286" calcext:value-type="float">
            <text:p>286</text:p>
          </table:table-cell>
          <table:table-cell table:formula="of:=[.H54]-[.I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5]" office:value-type="string" office:string-value="rand-4-15-15-500-2,dssp" calcext:value-type="string">
            <text:p>rand-4-15-15-500-2,dssp</text:p>
          </table:table-cell>
          <table:table-cell table:formula="of:=[GLOBAL.B55]" office:value-type="float" office:value="14396" calcext:value-type="float">
            <text:p>14396</text:p>
          </table:table-cell>
          <table:table-cell table:formula="of:=[GLOBAL.C55]" office:value-type="float" office:value="0" calcext:value-type="float">
            <text:p>0</text:p>
          </table:table-cell>
          <table:table-cell table:formula="of:=[GLOBAL.D55]" office:value-type="float" office:value="245" calcext:value-type="float">
            <text:p>245</text:p>
          </table:table-cell>
          <table:table-cell table:formula="of:=[GLOBAL.E55]" office:value-type="float" office:value="0" calcext:value-type="float">
            <text:p>0</text:p>
          </table:table-cell>
          <table:table-cell table:formula="of:=[GLOBAL.F55]" office:value-type="float" office:value="1800.822303" calcext:value-type="float">
            <text:p>1800,822303</text:p>
          </table:table-cell>
          <table:table-cell table:formula="of:=[GLOBAL.G55]" office:value-type="float" office:value="5" calcext:value-type="float">
            <text:p>5</text:p>
          </table:table-cell>
          <table:table-cell table:formula="of:=[ra.I55]" office:value-type="float" office:value="285" calcext:value-type="float">
            <text:p>285</text:p>
          </table:table-cell>
          <table:table-cell table:formula="of:=[vns.H55]" office:value-type="float" office:value="285" calcext:value-type="float">
            <text:p>285</text:p>
          </table:table-cell>
          <table:table-cell table:formula="of:=[.H55]-[.I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6]" office:value-type="string" office:string-value="rand-4-15-15-750-1,dssp" calcext:value-type="string">
            <text:p>rand-4-15-15-750-1,dssp</text:p>
          </table:table-cell>
          <table:table-cell table:formula="of:=[GLOBAL.B56]" office:value-type="float" office:value="3155" calcext:value-type="float">
            <text:p>3155</text:p>
          </table:table-cell>
          <table:table-cell table:formula="of:=[GLOBAL.C56]" office:value-type="float" office:value="0" calcext:value-type="float">
            <text:p>0</text:p>
          </table:table-cell>
          <table:table-cell table:formula="of:=[GLOBAL.D56]" office:value-type="float" office:value="1E+020" calcext:value-type="float">
            <text:p>1E+020</text:p>
          </table:table-cell>
          <table:table-cell table:formula="of:=[GLOBAL.E56]" office:value-type="float" office:value="0" calcext:value-type="float">
            <text:p>0</text:p>
          </table:table-cell>
          <table:table-cell table:formula="of:=[GLOBAL.F56]" office:value-type="float" office:value="1800.966463" calcext:value-type="float">
            <text:p>1800,966463</text:p>
          </table:table-cell>
          <table:table-cell table:formula="of:=[GLOBAL.G56]" office:value-type="float" office:value="5" calcext:value-type="float">
            <text:p>5</text:p>
          </table:table-cell>
          <table:table-cell table:formula="of:=[ra.I56]" office:value-type="float" office:value="430" calcext:value-type="float">
            <text:p>430</text:p>
          </table:table-cell>
          <table:table-cell table:formula="of:=[vns.H56]" office:value-type="float" office:value="430" calcext:value-type="float">
            <text:p>430</text:p>
          </table:table-cell>
          <table:table-cell table:formula="of:=[.H56]-[.I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7]" office:value-type="string" office:string-value="rand-4-15-15-750-2,dssp" calcext:value-type="string">
            <text:p>rand-4-15-15-750-2,dssp</text:p>
          </table:table-cell>
          <table:table-cell table:formula="of:=[GLOBAL.B57]" office:value-type="float" office:value="3375" calcext:value-type="float">
            <text:p>3375</text:p>
          </table:table-cell>
          <table:table-cell table:formula="of:=[GLOBAL.C57]" office:value-type="float" office:value="0" calcext:value-type="float">
            <text:p>0</text:p>
          </table:table-cell>
          <table:table-cell table:formula="of:=[GLOBAL.D57]" office:value-type="float" office:value="1E+020" calcext:value-type="float">
            <text:p>1E+020</text:p>
          </table:table-cell>
          <table:table-cell table:formula="of:=[GLOBAL.E57]" office:value-type="float" office:value="0" calcext:value-type="float">
            <text:p>0</text:p>
          </table:table-cell>
          <table:table-cell table:formula="of:=[GLOBAL.F57]" office:value-type="float" office:value="1800.951611" calcext:value-type="float">
            <text:p>1800,951611</text:p>
          </table:table-cell>
          <table:table-cell table:formula="of:=[GLOBAL.G57]" office:value-type="float" office:value="5" calcext:value-type="float">
            <text:p>5</text:p>
          </table:table-cell>
          <table:table-cell table:formula="of:=[ra.I57]" office:value-type="float" office:value="432" calcext:value-type="float">
            <text:p>432</text:p>
          </table:table-cell>
          <table:table-cell table:formula="of:=[vns.H57]" office:value-type="float" office:value="432" calcext:value-type="float">
            <text:p>432</text:p>
          </table:table-cell>
          <table:table-cell table:formula="of:=[.H57]-[.I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8]" office:value-type="string" office:string-value="rand-4-20-20-1000-1,dssp" calcext:value-type="string">
            <text:p>rand-4-20-20-1000-1,dssp</text:p>
          </table:table-cell>
          <table:table-cell table:formula="of:=[GLOBAL.B58]" office:value-type="float" office:value="841" calcext:value-type="float">
            <text:p>841</text:p>
          </table:table-cell>
          <table:table-cell table:formula="of:=[GLOBAL.C58]" office:value-type="float" office:value="0" calcext:value-type="float">
            <text:p>0</text:p>
          </table:table-cell>
          <table:table-cell table:formula="of:=[GLOBAL.D58]" office:value-type="float" office:value="1E+020" calcext:value-type="float">
            <text:p>1E+020</text:p>
          </table:table-cell>
          <table:table-cell table:formula="of:=[GLOBAL.E58]" office:value-type="float" office:value="0" calcext:value-type="float">
            <text:p>0</text:p>
          </table:table-cell>
          <table:table-cell table:formula="of:=[GLOBAL.F58]" office:value-type="float" office:value="1801.812252" calcext:value-type="float">
            <text:p>1801,812252</text:p>
          </table:table-cell>
          <table:table-cell table:formula="of:=[GLOBAL.G58]" office:value-type="float" office:value="5" calcext:value-type="float">
            <text:p>5</text:p>
          </table:table-cell>
          <table:table-cell table:formula="of:=[ra.I58]" office:value-type="float" office:value="574" calcext:value-type="float">
            <text:p>574</text:p>
          </table:table-cell>
          <table:table-cell table:formula="of:=[vns.H58]" office:value-type="float" office:value="574" calcext:value-type="float">
            <text:p>574</text:p>
          </table:table-cell>
          <table:table-cell table:formula="of:=[.H58]-[.I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59]" office:value-type="string" office:string-value="rand-4-20-20-1000-2,dssp" calcext:value-type="string">
            <text:p>rand-4-20-20-1000-2,dssp</text:p>
          </table:table-cell>
          <table:table-cell table:formula="of:=[GLOBAL.B59]" office:value-type="float" office:value="850" calcext:value-type="float">
            <text:p>850</text:p>
          </table:table-cell>
          <table:table-cell table:formula="of:=[GLOBAL.C59]" office:value-type="float" office:value="0" calcext:value-type="float">
            <text:p>0</text:p>
          </table:table-cell>
          <table:table-cell table:formula="of:=[GLOBAL.D59]" office:value-type="float" office:value="1E+020" calcext:value-type="float">
            <text:p>1E+020</text:p>
          </table:table-cell>
          <table:table-cell table:formula="of:=[GLOBAL.E59]" office:value-type="float" office:value="0" calcext:value-type="float">
            <text:p>0</text:p>
          </table:table-cell>
          <table:table-cell table:formula="of:=[GLOBAL.F59]" office:value-type="float" office:value="1801.760054" calcext:value-type="float">
            <text:p>1801,760054</text:p>
          </table:table-cell>
          <table:table-cell table:formula="of:=[GLOBAL.G59]" office:value-type="float" office:value="5" calcext:value-type="float">
            <text:p>5</text:p>
          </table:table-cell>
          <table:table-cell table:formula="of:=[ra.I59]" office:value-type="float" office:value="579" calcext:value-type="float">
            <text:p>579</text:p>
          </table:table-cell>
          <table:table-cell table:formula="of:=[vns.H59]" office:value-type="float" office:value="579" calcext:value-type="float">
            <text:p>579</text:p>
          </table:table-cell>
          <table:table-cell table:formula="of:=[.H59]-[.I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0]" office:value-type="string" office:string-value="rand-4-20-20-250-1,dssp" calcext:value-type="string">
            <text:p>rand-4-20-20-250-1,dssp</text:p>
          </table:table-cell>
          <table:table-cell table:formula="of:=[GLOBAL.B60]" office:value-type="float" office:value="65929" calcext:value-type="float">
            <text:p>65929</text:p>
          </table:table-cell>
          <table:table-cell table:formula="of:=[GLOBAL.C60]" office:value-type="float" office:value="0" calcext:value-type="float">
            <text:p>0</text:p>
          </table:table-cell>
          <table:table-cell table:formula="of:=[GLOBAL.D60]" office:value-type="float" office:value="127" calcext:value-type="float">
            <text:p>127</text:p>
          </table:table-cell>
          <table:table-cell table:formula="of:=[GLOBAL.E60]" office:value-type="float" office:value="0" calcext:value-type="float">
            <text:p>0</text:p>
          </table:table-cell>
          <table:table-cell table:formula="of:=[GLOBAL.F60]" office:value-type="float" office:value="1801.160251" calcext:value-type="float">
            <text:p>1801,160251</text:p>
          </table:table-cell>
          <table:table-cell table:formula="of:=[GLOBAL.G60]" office:value-type="float" office:value="5" calcext:value-type="float">
            <text:p>5</text:p>
          </table:table-cell>
          <table:table-cell table:formula="of:=[ra.I60]" office:value-type="float" office:value="143" calcext:value-type="float">
            <text:p>143</text:p>
          </table:table-cell>
          <table:table-cell table:formula="of:=[vns.H60]" office:value-type="float" office:value="143" calcext:value-type="float">
            <text:p>143</text:p>
          </table:table-cell>
          <table:table-cell table:formula="of:=[.H60]-[.I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1]" office:value-type="string" office:string-value="rand-4-20-20-250-2,dssp" calcext:value-type="string">
            <text:p>rand-4-20-20-250-2,dssp</text:p>
          </table:table-cell>
          <table:table-cell table:formula="of:=[GLOBAL.B61]" office:value-type="float" office:value="72221" calcext:value-type="float">
            <text:p>72221</text:p>
          </table:table-cell>
          <table:table-cell table:formula="of:=[GLOBAL.C61]" office:value-type="float" office:value="0" calcext:value-type="float">
            <text:p>0</text:p>
          </table:table-cell>
          <table:table-cell table:formula="of:=[GLOBAL.D61]" office:value-type="float" office:value="126" calcext:value-type="float">
            <text:p>126</text:p>
          </table:table-cell>
          <table:table-cell table:formula="of:=[GLOBAL.E61]" office:value-type="float" office:value="0" calcext:value-type="float">
            <text:p>0</text:p>
          </table:table-cell>
          <table:table-cell table:formula="of:=[GLOBAL.F61]" office:value-type="float" office:value="1801.10266" calcext:value-type="float">
            <text:p>1801,10266</text:p>
          </table:table-cell>
          <table:table-cell table:formula="of:=[GLOBAL.G61]" office:value-type="float" office:value="5" calcext:value-type="float">
            <text:p>5</text:p>
          </table:table-cell>
          <table:table-cell table:formula="of:=[ra.I61]" office:value-type="float" office:value="144" calcext:value-type="float">
            <text:p>144</text:p>
          </table:table-cell>
          <table:table-cell table:formula="of:=[vns.H61]" office:value-type="float" office:value="144" calcext:value-type="float">
            <text:p>144</text:p>
          </table:table-cell>
          <table:table-cell table:formula="of:=[.H61]-[.I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2]" office:value-type="string" office:string-value="rand-4-20-20-500-1,dssp" calcext:value-type="string">
            <text:p>rand-4-20-20-500-1,dssp</text:p>
          </table:table-cell>
          <table:table-cell table:formula="of:=[GLOBAL.B62]" office:value-type="float" office:value="8928" calcext:value-type="float">
            <text:p>8928</text:p>
          </table:table-cell>
          <table:table-cell table:formula="of:=[GLOBAL.C62]" office:value-type="float" office:value="0" calcext:value-type="float">
            <text:p>0</text:p>
          </table:table-cell>
          <table:table-cell table:formula="of:=[GLOBAL.D62]" office:value-type="float" office:value="1E+020" calcext:value-type="float">
            <text:p>1E+020</text:p>
          </table:table-cell>
          <table:table-cell table:formula="of:=[GLOBAL.E62]" office:value-type="float" office:value="0" calcext:value-type="float">
            <text:p>0</text:p>
          </table:table-cell>
          <table:table-cell table:formula="of:=[GLOBAL.F62]" office:value-type="float" office:value="1800.783731" calcext:value-type="float">
            <text:p>1800,783731</text:p>
          </table:table-cell>
          <table:table-cell table:formula="of:=[GLOBAL.G62]" office:value-type="float" office:value="5" calcext:value-type="float">
            <text:p>5</text:p>
          </table:table-cell>
          <table:table-cell table:formula="of:=[ra.I62]" office:value-type="float" office:value="285" calcext:value-type="float">
            <text:p>285</text:p>
          </table:table-cell>
          <table:table-cell table:formula="of:=[vns.H62]" office:value-type="float" office:value="285" calcext:value-type="float">
            <text:p>285</text:p>
          </table:table-cell>
          <table:table-cell table:formula="of:=[.H62]-[.I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3]" office:value-type="string" office:string-value="rand-4-20-20-500-2,dssp" calcext:value-type="string">
            <text:p>rand-4-20-20-500-2,dssp</text:p>
          </table:table-cell>
          <table:table-cell table:formula="of:=[GLOBAL.B63]" office:value-type="float" office:value="9039" calcext:value-type="float">
            <text:p>9039</text:p>
          </table:table-cell>
          <table:table-cell table:formula="of:=[GLOBAL.C63]" office:value-type="float" office:value="0" calcext:value-type="float">
            <text:p>0</text:p>
          </table:table-cell>
          <table:table-cell table:formula="of:=[GLOBAL.D63]" office:value-type="float" office:value="1E+020" calcext:value-type="float">
            <text:p>1E+020</text:p>
          </table:table-cell>
          <table:table-cell table:formula="of:=[GLOBAL.E63]" office:value-type="float" office:value="0" calcext:value-type="float">
            <text:p>0</text:p>
          </table:table-cell>
          <table:table-cell table:formula="of:=[GLOBAL.F63]" office:value-type="float" office:value="1800.8186" calcext:value-type="float">
            <text:p>1800,8186</text:p>
          </table:table-cell>
          <table:table-cell table:formula="of:=[GLOBAL.G63]" office:value-type="float" office:value="5" calcext:value-type="float">
            <text:p>5</text:p>
          </table:table-cell>
          <table:table-cell table:formula="of:=[ra.I63]" office:value-type="float" office:value="286" calcext:value-type="float">
            <text:p>286</text:p>
          </table:table-cell>
          <table:table-cell table:formula="of:=[vns.H63]" office:value-type="float" office:value="286" calcext:value-type="float">
            <text:p>286</text:p>
          </table:table-cell>
          <table:table-cell table:formula="of:=[.H63]-[.I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4]" office:value-type="string" office:string-value="rand-4-20-20-750-1,dssp" calcext:value-type="string">
            <text:p>rand-4-20-20-750-1,dssp</text:p>
          </table:table-cell>
          <table:table-cell table:formula="of:=[GLOBAL.B64]" office:value-type="float" office:value="2165" calcext:value-type="float">
            <text:p>2165</text:p>
          </table:table-cell>
          <table:table-cell table:formula="of:=[GLOBAL.C64]" office:value-type="float" office:value="0" calcext:value-type="float">
            <text:p>0</text:p>
          </table:table-cell>
          <table:table-cell table:formula="of:=[GLOBAL.D64]" office:value-type="float" office:value="1E+020" calcext:value-type="float">
            <text:p>1E+020</text:p>
          </table:table-cell>
          <table:table-cell table:formula="of:=[GLOBAL.E64]" office:value-type="float" office:value="0" calcext:value-type="float">
            <text:p>0</text:p>
          </table:table-cell>
          <table:table-cell table:formula="of:=[GLOBAL.F64]" office:value-type="float" office:value="1801.052714" calcext:value-type="float">
            <text:p>1801,052714</text:p>
          </table:table-cell>
          <table:table-cell table:formula="of:=[GLOBAL.G64]" office:value-type="float" office:value="5" calcext:value-type="float">
            <text:p>5</text:p>
          </table:table-cell>
          <table:table-cell table:formula="of:=[ra.I64]" office:value-type="float" office:value="429" calcext:value-type="float">
            <text:p>429</text:p>
          </table:table-cell>
          <table:table-cell table:formula="of:=[vns.H64]" office:value-type="float" office:value="429" calcext:value-type="float">
            <text:p>429</text:p>
          </table:table-cell>
          <table:table-cell table:formula="of:=[.H64]-[.I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5]" office:value-type="string" office:string-value="rand-4-20-20-750-2,dssp" calcext:value-type="string">
            <text:p>rand-4-20-20-750-2,dssp</text:p>
          </table:table-cell>
          <table:table-cell table:formula="of:=[GLOBAL.B65]" office:value-type="float" office:value="1738" calcext:value-type="float">
            <text:p>1738</text:p>
          </table:table-cell>
          <table:table-cell table:formula="of:=[GLOBAL.C65]" office:value-type="float" office:value="0" calcext:value-type="float">
            <text:p>0</text:p>
          </table:table-cell>
          <table:table-cell table:formula="of:=[GLOBAL.D65]" office:value-type="float" office:value="1E+020" calcext:value-type="float">
            <text:p>1E+020</text:p>
          </table:table-cell>
          <table:table-cell table:formula="of:=[GLOBAL.E65]" office:value-type="float" office:value="0" calcext:value-type="float">
            <text:p>0</text:p>
          </table:table-cell>
          <table:table-cell table:formula="of:=[GLOBAL.F65]" office:value-type="float" office:value="1801.135207" calcext:value-type="float">
            <text:p>1801,135207</text:p>
          </table:table-cell>
          <table:table-cell table:formula="of:=[GLOBAL.G65]" office:value-type="float" office:value="5" calcext:value-type="float">
            <text:p>5</text:p>
          </table:table-cell>
          <table:table-cell table:formula="of:=[ra.I65]" office:value-type="float" office:value="434" calcext:value-type="float">
            <text:p>434</text:p>
          </table:table-cell>
          <table:table-cell table:formula="of:=[vns.H65]" office:value-type="float" office:value="434" calcext:value-type="float">
            <text:p>434</text:p>
          </table:table-cell>
          <table:table-cell table:formula="of:=[.H65]-[.I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6]" office:value-type="string" office:string-value="rand-4-25-25-1000-1,dssp" calcext:value-type="string">
            <text:p>rand-4-25-25-1000-1,dssp</text:p>
          </table:table-cell>
          <table:table-cell table:formula="of:=[GLOBAL.B66]" office:value-type="float" office:value="853" calcext:value-type="float">
            <text:p>853</text:p>
          </table:table-cell>
          <table:table-cell table:formula="of:=[GLOBAL.C66]" office:value-type="float" office:value="0" calcext:value-type="float">
            <text:p>0</text:p>
          </table:table-cell>
          <table:table-cell table:formula="of:=[GLOBAL.D66]" office:value-type="float" office:value="1E+020" calcext:value-type="float">
            <text:p>1E+020</text:p>
          </table:table-cell>
          <table:table-cell table:formula="of:=[GLOBAL.E66]" office:value-type="float" office:value="0" calcext:value-type="float">
            <text:p>0</text:p>
          </table:table-cell>
          <table:table-cell table:formula="of:=[GLOBAL.F66]" office:value-type="float" office:value="1802.200563" calcext:value-type="float">
            <text:p>1802,200563</text:p>
          </table:table-cell>
          <table:table-cell table:formula="of:=[GLOBAL.G66]" office:value-type="float" office:value="5" calcext:value-type="float">
            <text:p>5</text:p>
          </table:table-cell>
          <table:table-cell table:formula="of:=[ra.I66]" office:value-type="float" office:value="582" calcext:value-type="float">
            <text:p>582</text:p>
          </table:table-cell>
          <table:table-cell table:formula="of:=[vns.H66]" office:value-type="float" office:value="582" calcext:value-type="float">
            <text:p>582</text:p>
          </table:table-cell>
          <table:table-cell table:formula="of:=[.H66]-[.I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7]" office:value-type="string" office:string-value="rand-4-25-25-1000-2,dssp" calcext:value-type="string">
            <text:p>rand-4-25-25-1000-2,dssp</text:p>
          </table:table-cell>
          <table:table-cell table:formula="of:=[GLOBAL.B67]" office:value-type="float" office:value="673" calcext:value-type="float">
            <text:p>673</text:p>
          </table:table-cell>
          <table:table-cell table:formula="of:=[GLOBAL.C67]" office:value-type="float" office:value="0" calcext:value-type="float">
            <text:p>0</text:p>
          </table:table-cell>
          <table:table-cell table:formula="of:=[GLOBAL.D67]" office:value-type="float" office:value="1E+020" calcext:value-type="float">
            <text:p>1E+020</text:p>
          </table:table-cell>
          <table:table-cell table:formula="of:=[GLOBAL.E67]" office:value-type="float" office:value="0" calcext:value-type="float">
            <text:p>0</text:p>
          </table:table-cell>
          <table:table-cell table:formula="of:=[GLOBAL.F67]" office:value-type="float" office:value="1802.12916" calcext:value-type="float">
            <text:p>1802,12916</text:p>
          </table:table-cell>
          <table:table-cell table:formula="of:=[GLOBAL.G67]" office:value-type="float" office:value="5" calcext:value-type="float">
            <text:p>5</text:p>
          </table:table-cell>
          <table:table-cell table:formula="of:=[ra.I67]" office:value-type="float" office:value="578" calcext:value-type="float">
            <text:p>578</text:p>
          </table:table-cell>
          <table:table-cell table:formula="of:=[vns.H67]" office:value-type="float" office:value="578" calcext:value-type="float">
            <text:p>578</text:p>
          </table:table-cell>
          <table:table-cell table:formula="of:=[.H67]-[.I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8]" office:value-type="string" office:string-value="rand-4-25-25-250-1,dssp" calcext:value-type="string">
            <text:p>rand-4-25-25-250-1,dssp</text:p>
          </table:table-cell>
          <table:table-cell table:formula="of:=[GLOBAL.B68]" office:value-type="float" office:value="47739" calcext:value-type="float">
            <text:p>47739</text:p>
          </table:table-cell>
          <table:table-cell table:formula="of:=[GLOBAL.C68]" office:value-type="float" office:value="0" calcext:value-type="float">
            <text:p>0</text:p>
          </table:table-cell>
          <table:table-cell table:formula="of:=[GLOBAL.D68]" office:value-type="float" office:value="1E+020" calcext:value-type="float">
            <text:p>1E+020</text:p>
          </table:table-cell>
          <table:table-cell table:formula="of:=[GLOBAL.E68]" office:value-type="float" office:value="0" calcext:value-type="float">
            <text:p>0</text:p>
          </table:table-cell>
          <table:table-cell table:formula="of:=[GLOBAL.F68]" office:value-type="float" office:value="1801.031804" calcext:value-type="float">
            <text:p>1801,031804</text:p>
          </table:table-cell>
          <table:table-cell table:formula="of:=[GLOBAL.G68]" office:value-type="float" office:value="5" calcext:value-type="float">
            <text:p>5</text:p>
          </table:table-cell>
          <table:table-cell table:formula="of:=[ra.I68]" office:value-type="float" office:value="146" calcext:value-type="float">
            <text:p>146</text:p>
          </table:table-cell>
          <table:table-cell table:formula="of:=[vns.H68]" office:value-type="float" office:value="146" calcext:value-type="float">
            <text:p>146</text:p>
          </table:table-cell>
          <table:table-cell table:formula="of:=[.H68]-[.I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69]" office:value-type="string" office:string-value="rand-4-25-25-250-2,dssp" calcext:value-type="string">
            <text:p>rand-4-25-25-250-2,dssp</text:p>
          </table:table-cell>
          <table:table-cell table:formula="of:=[GLOBAL.B69]" office:value-type="float" office:value="48522" calcext:value-type="float">
            <text:p>48522</text:p>
          </table:table-cell>
          <table:table-cell table:formula="of:=[GLOBAL.C69]" office:value-type="float" office:value="0" calcext:value-type="float">
            <text:p>0</text:p>
          </table:table-cell>
          <table:table-cell table:formula="of:=[GLOBAL.D69]" office:value-type="float" office:value="1E+020" calcext:value-type="float">
            <text:p>1E+020</text:p>
          </table:table-cell>
          <table:table-cell table:formula="of:=[GLOBAL.E69]" office:value-type="float" office:value="0" calcext:value-type="float">
            <text:p>0</text:p>
          </table:table-cell>
          <table:table-cell table:formula="of:=[GLOBAL.F69]" office:value-type="float" office:value="1801.06257" calcext:value-type="float">
            <text:p>1801,06257</text:p>
          </table:table-cell>
          <table:table-cell table:formula="of:=[GLOBAL.G69]" office:value-type="float" office:value="5" calcext:value-type="float">
            <text:p>5</text:p>
          </table:table-cell>
          <table:table-cell table:formula="of:=[ra.I69]" office:value-type="float" office:value="148" calcext:value-type="float">
            <text:p>148</text:p>
          </table:table-cell>
          <table:table-cell table:formula="of:=[vns.H69]" office:value-type="float" office:value="148" calcext:value-type="float">
            <text:p>148</text:p>
          </table:table-cell>
          <table:table-cell table:formula="of:=[.H69]-[.I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0]" office:value-type="string" office:string-value="rand-4-25-25-500-1,dssp" calcext:value-type="string">
            <text:p>rand-4-25-25-500-1,dssp</text:p>
          </table:table-cell>
          <table:table-cell table:formula="of:=[GLOBAL.B70]" office:value-type="float" office:value="6428" calcext:value-type="float">
            <text:p>6428</text:p>
          </table:table-cell>
          <table:table-cell table:formula="of:=[GLOBAL.C70]" office:value-type="float" office:value="0" calcext:value-type="float">
            <text:p>0</text:p>
          </table:table-cell>
          <table:table-cell table:formula="of:=[GLOBAL.D70]" office:value-type="float" office:value="1E+020" calcext:value-type="float">
            <text:p>1E+020</text:p>
          </table:table-cell>
          <table:table-cell table:formula="of:=[GLOBAL.E70]" office:value-type="float" office:value="0" calcext:value-type="float">
            <text:p>0</text:p>
          </table:table-cell>
          <table:table-cell table:formula="of:=[GLOBAL.F70]" office:value-type="float" office:value="1800.748201" calcext:value-type="float">
            <text:p>1800,748201</text:p>
          </table:table-cell>
          <table:table-cell table:formula="of:=[GLOBAL.G70]" office:value-type="float" office:value="5" calcext:value-type="float">
            <text:p>5</text:p>
          </table:table-cell>
          <table:table-cell table:formula="of:=[ra.I70]" office:value-type="float" office:value="292" calcext:value-type="float">
            <text:p>292</text:p>
          </table:table-cell>
          <table:table-cell table:formula="of:=[vns.H70]" office:value-type="float" office:value="292" calcext:value-type="float">
            <text:p>292</text:p>
          </table:table-cell>
          <table:table-cell table:formula="of:=[.H70]-[.I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1]" office:value-type="string" office:string-value="rand-4-25-25-500-2,dssp" calcext:value-type="string">
            <text:p>rand-4-25-25-500-2,dssp</text:p>
          </table:table-cell>
          <table:table-cell table:formula="of:=[GLOBAL.B71]" office:value-type="float" office:value="6538" calcext:value-type="float">
            <text:p>6538</text:p>
          </table:table-cell>
          <table:table-cell table:formula="of:=[GLOBAL.C71]" office:value-type="float" office:value="0" calcext:value-type="float">
            <text:p>0</text:p>
          </table:table-cell>
          <table:table-cell table:formula="of:=[GLOBAL.D71]" office:value-type="float" office:value="1E+020" calcext:value-type="float">
            <text:p>1E+020</text:p>
          </table:table-cell>
          <table:table-cell table:formula="of:=[GLOBAL.E71]" office:value-type="float" office:value="0" calcext:value-type="float">
            <text:p>0</text:p>
          </table:table-cell>
          <table:table-cell table:formula="of:=[GLOBAL.F71]" office:value-type="float" office:value="1800.854764" calcext:value-type="float">
            <text:p>1800,854764</text:p>
          </table:table-cell>
          <table:table-cell table:formula="of:=[GLOBAL.G71]" office:value-type="float" office:value="5" calcext:value-type="float">
            <text:p>5</text:p>
          </table:table-cell>
          <table:table-cell table:formula="of:=[ra.I71]" office:value-type="float" office:value="289" calcext:value-type="float">
            <text:p>289</text:p>
          </table:table-cell>
          <table:table-cell table:formula="of:=[vns.H71]" office:value-type="float" office:value="289" calcext:value-type="float">
            <text:p>289</text:p>
          </table:table-cell>
          <table:table-cell table:formula="of:=[.H71]-[.I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2]" office:value-type="string" office:string-value="rand-4-25-25-750-1,dssp" calcext:value-type="string">
            <text:p>rand-4-25-25-750-1,dssp</text:p>
          </table:table-cell>
          <table:table-cell table:formula="of:=[GLOBAL.B72]" office:value-type="float" office:value="1482" calcext:value-type="float">
            <text:p>1482</text:p>
          </table:table-cell>
          <table:table-cell table:formula="of:=[GLOBAL.C72]" office:value-type="float" office:value="0" calcext:value-type="float">
            <text:p>0</text:p>
          </table:table-cell>
          <table:table-cell table:formula="of:=[GLOBAL.D72]" office:value-type="float" office:value="1E+020" calcext:value-type="float">
            <text:p>1E+020</text:p>
          </table:table-cell>
          <table:table-cell table:formula="of:=[GLOBAL.E72]" office:value-type="float" office:value="0" calcext:value-type="float">
            <text:p>0</text:p>
          </table:table-cell>
          <table:table-cell table:formula="of:=[GLOBAL.F72]" office:value-type="float" office:value="1801.324742" calcext:value-type="float">
            <text:p>1801,324742</text:p>
          </table:table-cell>
          <table:table-cell table:formula="of:=[GLOBAL.G72]" office:value-type="float" office:value="5" calcext:value-type="float">
            <text:p>5</text:p>
          </table:table-cell>
          <table:table-cell table:formula="of:=[ra.I72]" office:value-type="float" office:value="435" calcext:value-type="float">
            <text:p>435</text:p>
          </table:table-cell>
          <table:table-cell table:formula="of:=[vns.H72]" office:value-type="float" office:value="435" calcext:value-type="float">
            <text:p>435</text:p>
          </table:table-cell>
          <table:table-cell table:formula="of:=[.H72]-[.I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3]" office:value-type="string" office:string-value="rand-4-25-25-750-2,dssp" calcext:value-type="string">
            <text:p>rand-4-25-25-750-2,dssp</text:p>
          </table:table-cell>
          <table:table-cell table:formula="of:=[GLOBAL.B73]" office:value-type="float" office:value="1476" calcext:value-type="float">
            <text:p>1476</text:p>
          </table:table-cell>
          <table:table-cell table:formula="of:=[GLOBAL.C73]" office:value-type="float" office:value="0" calcext:value-type="float">
            <text:p>0</text:p>
          </table:table-cell>
          <table:table-cell table:formula="of:=[GLOBAL.D73]" office:value-type="float" office:value="1E+020" calcext:value-type="float">
            <text:p>1E+020</text:p>
          </table:table-cell>
          <table:table-cell table:formula="of:=[GLOBAL.E73]" office:value-type="float" office:value="0" calcext:value-type="float">
            <text:p>0</text:p>
          </table:table-cell>
          <table:table-cell table:formula="of:=[GLOBAL.F73]" office:value-type="float" office:value="1801.324612" calcext:value-type="float">
            <text:p>1801,324612</text:p>
          </table:table-cell>
          <table:table-cell table:formula="of:=[GLOBAL.G73]" office:value-type="float" office:value="5" calcext:value-type="float">
            <text:p>5</text:p>
          </table:table-cell>
          <table:table-cell table:formula="of:=[ra.I73]" office:value-type="float" office:value="437" calcext:value-type="float">
            <text:p>437</text:p>
          </table:table-cell>
          <table:table-cell table:formula="of:=[vns.H73]" office:value-type="float" office:value="437" calcext:value-type="float">
            <text:p>437</text:p>
          </table:table-cell>
          <table:table-cell table:formula="of:=[.H73]-[.I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4]" office:value-type="string" office:string-value="rand-4-5-5-1000-1,dssp" calcext:value-type="string">
            <text:p>rand-4-5-5-1000-1,dssp</text:p>
          </table:table-cell>
          <table:table-cell table:formula="of:=[GLOBAL.B74]" office:value-type="float" office:value="22652" calcext:value-type="float">
            <text:p>22652</text:p>
          </table:table-cell>
          <table:table-cell table:formula="of:=[GLOBAL.C74]" office:value-type="float" office:value="0" calcext:value-type="float">
            <text:p>0</text:p>
          </table:table-cell>
          <table:table-cell table:formula="of:=[GLOBAL.D74]" office:value-type="float" office:value="391" calcext:value-type="float">
            <text:p>391</text:p>
          </table:table-cell>
          <table:table-cell table:formula="of:=[GLOBAL.E74]" office:value-type="float" office:value="0" calcext:value-type="float">
            <text:p>0</text:p>
          </table:table-cell>
          <table:table-cell table:formula="of:=[GLOBAL.F74]" office:value-type="float" office:value="1800.747237" calcext:value-type="float">
            <text:p>1800,747237</text:p>
          </table:table-cell>
          <table:table-cell table:formula="of:=[GLOBAL.G74]" office:value-type="float" office:value="5" calcext:value-type="float">
            <text:p>5</text:p>
          </table:table-cell>
          <table:table-cell table:formula="of:=[ra.I74]" office:value-type="float" office:value="580" calcext:value-type="float">
            <text:p>580</text:p>
          </table:table-cell>
          <table:table-cell table:formula="of:=[vns.H74]" office:value-type="float" office:value="580" calcext:value-type="float">
            <text:p>580</text:p>
          </table:table-cell>
          <table:table-cell table:formula="of:=[.H74]-[.I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5]" office:value-type="string" office:string-value="rand-4-5-5-1000-2,dssp" calcext:value-type="string">
            <text:p>rand-4-5-5-1000-2,dssp</text:p>
          </table:table-cell>
          <table:table-cell table:formula="of:=[GLOBAL.B75]" office:value-type="float" office:value="19081" calcext:value-type="float">
            <text:p>19081</text:p>
          </table:table-cell>
          <table:table-cell table:formula="of:=[GLOBAL.C75]" office:value-type="float" office:value="0" calcext:value-type="float">
            <text:p>0</text:p>
          </table:table-cell>
          <table:table-cell table:formula="of:=[GLOBAL.D75]" office:value-type="float" office:value="381" calcext:value-type="float">
            <text:p>381</text:p>
          </table:table-cell>
          <table:table-cell table:formula="of:=[GLOBAL.E75]" office:value-type="float" office:value="0" calcext:value-type="float">
            <text:p>0</text:p>
          </table:table-cell>
          <table:table-cell table:formula="of:=[GLOBAL.F75]" office:value-type="float" office:value="1800.775457" calcext:value-type="float">
            <text:p>1800,775457</text:p>
          </table:table-cell>
          <table:table-cell table:formula="of:=[GLOBAL.G75]" office:value-type="float" office:value="5" calcext:value-type="float">
            <text:p>5</text:p>
          </table:table-cell>
          <table:table-cell table:formula="of:=[ra.I75]" office:value-type="float" office:value="585" calcext:value-type="float">
            <text:p>585</text:p>
          </table:table-cell>
          <table:table-cell table:formula="of:=[vns.H75]" office:value-type="float" office:value="585" calcext:value-type="float">
            <text:p>585</text:p>
          </table:table-cell>
          <table:table-cell table:formula="of:=[.H75]-[.I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6]" office:value-type="string" office:string-value="rand-4-5-5-250-1,dssp" calcext:value-type="string">
            <text:p>rand-4-5-5-250-1,dssp</text:p>
          </table:table-cell>
          <table:table-cell table:formula="of:=[GLOBAL.B76]" office:value-type="float" office:value="925713" calcext:value-type="float">
            <text:p>925713</text:p>
          </table:table-cell>
          <table:table-cell table:formula="of:=[GLOBAL.C76]" office:value-type="float" office:value="72" calcext:value-type="float">
            <text:p>72</text:p>
          </table:table-cell>
          <table:table-cell table:formula="of:=[GLOBAL.D76]" office:value-type="float" office:value="91" calcext:value-type="float">
            <text:p>91</text:p>
          </table:table-cell>
          <table:table-cell table:formula="of:=[GLOBAL.E76]" office:value-type="float" office:value="0" calcext:value-type="float">
            <text:p>0</text:p>
          </table:table-cell>
          <table:table-cell table:formula="of:=[GLOBAL.F76]" office:value-type="float" office:value="1803.422766" calcext:value-type="float">
            <text:p>1803,422766</text:p>
          </table:table-cell>
          <table:table-cell table:formula="of:=[GLOBAL.G76]" office:value-type="float" office:value="5" calcext:value-type="float">
            <text:p>5</text:p>
          </table:table-cell>
          <table:table-cell table:formula="of:=[ra.I76]" office:value-type="float" office:value="141" calcext:value-type="float">
            <text:p>141</text:p>
          </table:table-cell>
          <table:table-cell table:formula="of:=[vns.H76]" office:value-type="float" office:value="141" calcext:value-type="float">
            <text:p>141</text:p>
          </table:table-cell>
          <table:table-cell table:formula="of:=[.H76]-[.I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7]" office:value-type="string" office:string-value="rand-4-5-5-250-2,dssp" calcext:value-type="string">
            <text:p>rand-4-5-5-250-2,dssp</text:p>
          </table:table-cell>
          <table:table-cell table:formula="of:=[GLOBAL.B77]" office:value-type="float" office:value="232691" calcext:value-type="float">
            <text:p>232691</text:p>
          </table:table-cell>
          <table:table-cell table:formula="of:=[GLOBAL.C77]" office:value-type="float" office:value="69" calcext:value-type="float">
            <text:p>69</text:p>
          </table:table-cell>
          <table:table-cell table:formula="of:=[GLOBAL.D77]" office:value-type="float" office:value="69" calcext:value-type="float">
            <text:p>69</text:p>
          </table:table-cell>
          <table:table-cell table:formula="of:=[GLOBAL.E77]" office:value-type="float" office:value="0" calcext:value-type="float">
            <text:p>0</text:p>
          </table:table-cell>
          <table:table-cell table:formula="of:=[GLOBAL.F77]" office:value-type="float" office:value="502.232003" calcext:value-type="float">
            <text:p>502,232003</text:p>
          </table:table-cell>
          <table:table-cell table:formula="of:=[GLOBAL.G77]" office:value-type="float" office:value="10" calcext:value-type="float">
            <text:p>10</text:p>
          </table:table-cell>
          <table:table-cell table:formula="of:=[ra.I77]" office:value-type="float" office:value="142" calcext:value-type="float">
            <text:p>142</text:p>
          </table:table-cell>
          <table:table-cell table:formula="of:=[vns.H77]" office:value-type="float" office:value="142" calcext:value-type="float">
            <text:p>142</text:p>
          </table:table-cell>
          <table:table-cell table:formula="of:=[.H77]-[.I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8]" office:value-type="string" office:string-value="rand-4-5-5-500-1,dssp" calcext:value-type="string">
            <text:p>rand-4-5-5-500-1,dssp</text:p>
          </table:table-cell>
          <table:table-cell table:formula="of:=[GLOBAL.B78]" office:value-type="float" office:value="150063" calcext:value-type="float">
            <text:p>150063</text:p>
          </table:table-cell>
          <table:table-cell table:formula="of:=[GLOBAL.C78]" office:value-type="float" office:value="0" calcext:value-type="float">
            <text:p>0</text:p>
          </table:table-cell>
          <table:table-cell table:formula="of:=[GLOBAL.D78]" office:value-type="float" office:value="192" calcext:value-type="float">
            <text:p>192</text:p>
          </table:table-cell>
          <table:table-cell table:formula="of:=[GLOBAL.E78]" office:value-type="float" office:value="0" calcext:value-type="float">
            <text:p>0</text:p>
          </table:table-cell>
          <table:table-cell table:formula="of:=[GLOBAL.F78]" office:value-type="float" office:value="1801.337255" calcext:value-type="float">
            <text:p>1801,337255</text:p>
          </table:table-cell>
          <table:table-cell table:formula="of:=[GLOBAL.G78]" office:value-type="float" office:value="5" calcext:value-type="float">
            <text:p>5</text:p>
          </table:table-cell>
          <table:table-cell table:formula="of:=[ra.I78]" office:value-type="float" office:value="289" calcext:value-type="float">
            <text:p>289</text:p>
          </table:table-cell>
          <table:table-cell table:formula="of:=[vns.H78]" office:value-type="float" office:value="289" calcext:value-type="float">
            <text:p>289</text:p>
          </table:table-cell>
          <table:table-cell table:formula="of:=[.H78]-[.I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79]" office:value-type="string" office:string-value="rand-4-5-5-500-2,dssp" calcext:value-type="string">
            <text:p>rand-4-5-5-500-2,dssp</text:p>
          </table:table-cell>
          <table:table-cell table:formula="of:=[GLOBAL.B79]" office:value-type="float" office:value="179386" calcext:value-type="float">
            <text:p>179386</text:p>
          </table:table-cell>
          <table:table-cell table:formula="of:=[GLOBAL.C79]" office:value-type="float" office:value="0" calcext:value-type="float">
            <text:p>0</text:p>
          </table:table-cell>
          <table:table-cell table:formula="of:=[GLOBAL.D79]" office:value-type="float" office:value="165" calcext:value-type="float">
            <text:p>165</text:p>
          </table:table-cell>
          <table:table-cell table:formula="of:=[GLOBAL.E79]" office:value-type="float" office:value="0" calcext:value-type="float">
            <text:p>0</text:p>
          </table:table-cell>
          <table:table-cell table:formula="of:=[GLOBAL.F79]" office:value-type="float" office:value="1801.268483" calcext:value-type="float">
            <text:p>1801,268483</text:p>
          </table:table-cell>
          <table:table-cell table:formula="of:=[GLOBAL.G79]" office:value-type="float" office:value="5" calcext:value-type="float">
            <text:p>5</text:p>
          </table:table-cell>
          <table:table-cell table:formula="of:=[ra.I79]" office:value-type="float" office:value="289" calcext:value-type="float">
            <text:p>289</text:p>
          </table:table-cell>
          <table:table-cell table:formula="of:=[vns.H79]" office:value-type="float" office:value="289" calcext:value-type="float">
            <text:p>289</text:p>
          </table:table-cell>
          <table:table-cell table:formula="of:=[.H79]-[.I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80]" office:value-type="string" office:string-value="rand-4-5-5-750-1,dssp" calcext:value-type="string">
            <text:p>rand-4-5-5-750-1,dssp</text:p>
          </table:table-cell>
          <table:table-cell table:formula="of:=[GLOBAL.B80]" office:value-type="float" office:value="29790" calcext:value-type="float">
            <text:p>29790</text:p>
          </table:table-cell>
          <table:table-cell table:formula="of:=[GLOBAL.C80]" office:value-type="float" office:value="0" calcext:value-type="float">
            <text:p>0</text:p>
          </table:table-cell>
          <table:table-cell table:formula="of:=[GLOBAL.D80]" office:value-type="float" office:value="294" calcext:value-type="float">
            <text:p>294</text:p>
          </table:table-cell>
          <table:table-cell table:formula="of:=[GLOBAL.E80]" office:value-type="float" office:value="0" calcext:value-type="float">
            <text:p>0</text:p>
          </table:table-cell>
          <table:table-cell table:formula="of:=[GLOBAL.F80]" office:value-type="float" office:value="1800.963609" calcext:value-type="float">
            <text:p>1800,963609</text:p>
          </table:table-cell>
          <table:table-cell table:formula="of:=[GLOBAL.G80]" office:value-type="float" office:value="5" calcext:value-type="float">
            <text:p>5</text:p>
          </table:table-cell>
          <table:table-cell table:formula="of:=[ra.I80]" office:value-type="float" office:value="428" calcext:value-type="float">
            <text:p>428</text:p>
          </table:table-cell>
          <table:table-cell table:formula="of:=[vns.H80]" office:value-type="float" office:value="428" calcext:value-type="float">
            <text:p>428</text:p>
          </table:table-cell>
          <table:table-cell table:formula="of:=[.H80]-[.I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GLOBAL.A81]" office:value-type="string" office:string-value="rand-4-5-5-750-2,dssp" calcext:value-type="string">
            <text:p>rand-4-5-5-750-2,dssp</text:p>
          </table:table-cell>
          <table:table-cell table:formula="of:=[GLOBAL.B81]" office:value-type="float" office:value="43579" calcext:value-type="float">
            <text:p>43579</text:p>
          </table:table-cell>
          <table:table-cell table:formula="of:=[GLOBAL.C81]" office:value-type="float" office:value="0" calcext:value-type="float">
            <text:p>0</text:p>
          </table:table-cell>
          <table:table-cell table:formula="of:=[GLOBAL.D81]" office:value-type="float" office:value="278" calcext:value-type="float">
            <text:p>278</text:p>
          </table:table-cell>
          <table:table-cell table:formula="of:=[GLOBAL.E81]" office:value-type="float" office:value="0" calcext:value-type="float">
            <text:p>0</text:p>
          </table:table-cell>
          <table:table-cell table:formula="of:=[GLOBAL.F81]" office:value-type="float" office:value="1800.917009" calcext:value-type="float">
            <text:p>1800,917009</text:p>
          </table:table-cell>
          <table:table-cell table:formula="of:=[GLOBAL.G81]" office:value-type="float" office:value="5" calcext:value-type="float">
            <text:p>5</text:p>
          </table:table-cell>
          <table:table-cell table:formula="of:=[ra.I81]" office:value-type="float" office:value="427" calcext:value-type="float">
            <text:p>427</text:p>
          </table:table-cell>
          <table:table-cell table:formula="of:=[vns.H81]" office:value-type="float" office:value="427" calcext:value-type="float">
            <text:p>427</text:p>
          </table:table-cell>
          <table:table-cell table:formula="of:=[.H81]-[.I8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2:07:30.816960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31T12:08:55.996921367</dc:date>
    <meta:editing-duration>PT35M39S</meta:editing-duration>
    <meta:editing-cycles>4</meta:editing-cycles>
    <meta:document-statistic meta:table-count="4" meta:cell-count="3003" meta:object-count="0"/>
  </office:meta>
</office:document-meta>
</file>